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CorrPVT.xml" manifest:media-type="text/xml"/>
  <manifest:file-entry manifest:full-path="Basic/VBAProject/EstaPastaDeTrabalho.xml" manifest:media-type="text/xml"/>
  <manifest:file-entry manifest:full-path="Basic/VBAProject/ModAquifer.xml" manifest:media-type="text/xml"/>
  <manifest:file-entry manifest:full-path="Basic/VBAProject/Planilha1.xml" manifest:media-type="text/xml"/>
  <manifest:file-entry manifest:full-path="Basic/VBAProject/Planilha2.xml" manifest:media-type="text/xml"/>
  <manifest:file-entry manifest:full-path="Basic/VBAProject/Planilha3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3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0.176cm"/>
    </style:style>
    <style:style style:name="co5" style:family="table-column">
      <style:table-column-properties fo:break-before="auto" style:column-width="0.116cm"/>
    </style:style>
    <style:style style:name="co6" style:family="table-column">
      <style:table-column-properties fo:break-before="auto" style:column-width="2.194cm"/>
    </style:style>
    <style:style style:name="co7" style:family="table-column">
      <style:table-column-properties fo:break-before="auto" style:column-width="1.783cm"/>
    </style:style>
    <style:style style:name="co8" style:family="table-column">
      <style:table-column-properties fo:break-before="auto" style:column-width="0.215cm"/>
    </style:style>
    <style:style style:name="co9" style:family="table-column">
      <style:table-column-properties fo:break-before="auto" style:column-width="2.919cm"/>
    </style:style>
    <style:style style:name="co10" style:family="table-column">
      <style:table-column-properties fo:break-before="auto" style:column-width="2.057cm"/>
    </style:style>
    <style:style style:name="co11" style:family="table-column">
      <style:table-column-properties fo:break-before="auto" style:column-width="0.078cm"/>
    </style:style>
    <style:style style:name="co12" style:family="table-column">
      <style:table-column-properties fo:break-before="auto" style:column-width="2.528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1.215cm"/>
    </style:style>
    <style:style style:name="co15" style:family="table-column">
      <style:table-column-properties fo:break-before="auto" style:column-width="3.468cm"/>
    </style:style>
    <style:style style:name="co16" style:family="table-column">
      <style:table-column-properties fo:break-before="auto" style:column-width="3.161cm"/>
    </style:style>
    <style:style style:name="co17" style:family="table-column">
      <style:table-column-properties fo:break-before="auto" style:column-width="2.117cm"/>
    </style:style>
    <style:style style:name="co18" style:family="table-column">
      <style:table-column-properties fo:break-before="auto" style:column-width="3.073cm"/>
    </style:style>
    <style:style style:name="co19" style:family="table-column">
      <style:table-column-properties fo:break-before="auto" style:column-width="0.157cm"/>
    </style:style>
    <style:style style:name="co20" style:family="table-column">
      <style:table-column-properties fo:break-before="auto" style:column-width="3.611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10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35cm" fo:break-before="auto" style:use-optimal-row-height="true"/>
    </style:style>
    <style:style style:name="ta1" style:family="table" style:master-page-name="PageStyle_5f_Capa">
      <style:table-properties table:display="true" style:writing-mode="lr-tb"/>
    </style:style>
    <style:style style:name="ta2" style:family="table" style:master-page-name="PageStyle_5f_Calcs">
      <style:table-properties table:display="true" style:writing-mode="lr-tb"/>
    </style:style>
    <style:style style:name="ta3" style:family="table" style:master-page-name="PageStyle_5f_aquifer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solid" style:text-underline-type="double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148">
      <style:table-cell-properties fo:border-bottom="0.74pt solid #000000" fo:background-color="#e8e8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14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22pt" fo:font-style="normal" fo:text-shadow="none" style:text-underline-style="solid" style:text-underline-type="double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 style:data-style-name="N148">
      <style:table-cell-properties fo:border-bottom="0.74pt solid #000000" fo:background-color="#e8e8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14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81">
      <style:table-cell-properties style:diagonal-bl-tr="none" style:diagonal-tl-br="none" fo:border="0.74pt solid #000000" style:rotation-align="none"/>
    </style:style>
    <style:style style:name="ce11" style:family="table-cell" style:parent-style-name="Default" style:data-style-name="N148">
      <style:table-cell-properties fo:border-bottom="0.74pt solid #000000" fo:background-color="#e8e8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148">
      <style:table-cell-properties fo:border-bottom="0.74pt solid #000000" fo:background-color="#e8e8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Excel_20_Built-in_20_Hyperlink" style:data-style-name="N148">
      <style:table-cell-properties fo:border-bottom="0.74pt solid #000000" fo:background-color="#e8e8e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fo:color="#467886" style:text-outline="false" style:text-line-through-style="none" style:text-line-through-type="none" style:font-name="Aptos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4" style:family="table-cell" style:parent-style-name="Default" style:data-style-name="N1">
      <style:table-cell-properties fo:border-bottom="0.74pt solid #000000" fo:background-color="#e8e8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44" style:family="table-cell" style:parent-style-name="Default" style:data-style-name="N2"/>
    <style:style style:name="ce46" style:family="table-cell" style:parent-style-name="Default" style:data-style-name="N149"/>
    <style:style style:name="ce17" style:family="table-cell" style:parent-style-name="Excel_20_Built-in_20_Note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148">
      <style:table-cell-properties fo:border-bottom="0.74pt solid #0e2841" fo:background-color="#e8e8e8" style:diagonal-bl-tr="none" style:diagonal-tl-br="none" style:text-align-source="fix" style:repeat-content="false" fo:wrap-option="no-wrap" fo:border-left="none" style:direction="ltr" fo:border-right="0.74pt solid #0e2841" style:rotation-angle="0" style:rotation-align="none" style:shrink-to-fit="false" fo:border-top="none" style:vertical-align="middle" loext:vertical-justify="auto">
        <loext:border-bottom-complex-color loext:theme-type="dark2" loext:color-type="theme"/>
        <loext:background-complex-color loext:theme-type="light2" loext:color-type="theme"/>
        <loext:border-right-complex-color loext:theme-type="dark2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Excel_20_Built-in_20_Input" style:data-style-name="N0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76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149">
      <style:table-cell-properties style:rotation-align="none"/>
    </style:style>
    <style:style style:name="ce21" style:family="table-cell" style:parent-style-name="Excel_20_Built-in_20_Inpu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76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" style:family="table-cell" style:parent-style-name="Excel_20_Built-in_20_Input" style:data-style-name="N0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f3f76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Excel_20_Built-in_20_Calculation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a7d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Excel_20_Built-in_20_Input" style:data-style-name="N0">
      <style:table-cell-properties fo:background-color="#ffcc99" style:cell-protect="protected" style:print-content="true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3f3f76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Excel_20_Built-in_20_Input" style:data-style-name="N2">
      <style:table-cell-properties fo:background-color="#ffcc99" style:cell-protect="protected" style:print-content="true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3f3f76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0.74pt solid #7f7f7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Excel_20_Built-in_20_Calculation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a7d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Excel_20_Built-in_20_Calculation" style:data-style-name="N2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a7d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0000" style:font-name="Aptos Narrow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a7d00" style:font-name="Aptos Narrow" fo:font-size="11pt" fo:font-weight="bold" style:text-underline-style="none" style:text-underline-color="font-color" style:text-line-through-type="none" fo:font-style="normal" style:text-outline="false" fo:text-shadow="none" style:text-position="sub 58%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fa7d00" style:font-name="Aptos Narrow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  <style:style style:name="T4" style:family="text">
      <style:text-properties fo:color="#fa7d00" style:font-name="Aptos Narrow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fa7d00" style:font-name="Aptos Narrow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sub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p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6373" table:default-cell-style-name="Default"/>
        <table:table-row table:style-name="ro1">
          <table:table-cell/>
          <table:table-cell table:style-name="ce1" office:value-type="string" calcext:value-type="string">
            <text:p>Relátorio de Projeto Final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2" office:value-type="string" calcext:value-type="string">
            <text:p>EPET060 - Eng. Reservatórios 2</text:p>
          </table:table-cell>
          <table:table-cell table:number-columns-repeated="4"/>
          <table:table-cell table:style-name="ce2" office:value-type="string" calcext:value-type="string">
            <text:p>Prof. Jonathan da C. Teixeira</text:p>
          </table:table-cell>
          <table:table-cell table:number-columns-repeated="4"/>
          <table:table-cell office:value-type="string" calcext:value-type="string">
            <text:p>Semestre</text:p>
          </table:table-cell>
          <table:table-cell table:style-name="ce18" office:value-type="string" calcext:value-type="string">
            <text:p>2024/02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Acadêmicas(os):</text:p>
          </table:table-cell>
          <table:table-cell table:number-columns-repeated="3"/>
          <table:table-cell office:value-type="string" calcext:value-type="string">
            <text:p>e-mail(s):</text:p>
          </table:table-cell>
          <table:table-cell table:number-columns-repeated="3"/>
          <table:table-cell office:value-type="string" calcext:value-type="string">
            <text:p>matricula(s):</text:p>
          </table:table-cell>
          <table:table-cell table:number-columns-repeated="16374"/>
        </table:table-row>
        <table:table-row table:style-name="ro4">
          <table:table-cell/>
          <table:table-cell table:style-name="ce3" office:value-type="string" calcext:value-type="string">
            <text:p>Alan Mathison Turing</text:p>
          </table:table-cell>
          <table:table-cell table:style-name="ce8"/>
          <table:table-cell table:style-name="ce11"/>
          <table:table-cell table:style-name="ce9"/>
          <table:table-cell table:style-name="ce13" office:value-type="string" calcext:value-type="string">
            <text:p><text:a xlink:href="mailto:alanm.turing@math.edu" xlink:type="simple">alanm.turing@math.edu</text:a></text:p>
          </table:table-cell>
          <table:table-cell table:style-name="ce3"/>
          <table:table-cell table:style-name="ce12"/>
          <table:table-cell table:style-name="ce4"/>
          <table:table-cell table:style-name="ce14" office:value-type="float" office:value="12345678" calcext:value-type="float">
            <text:p>12345678</text:p>
          </table:table-cell>
          <table:table-cell/>
          <table:table-cell table:style-name="ce17" office:value-type="string" calcext:value-type="string">
            <text:p>Para visualizar as funções implementadas digite Alt+F11</text:p>
          </table:table-cell>
          <table:table-cell table:style-name="ce17" table:number-columns-repeated="5"/>
          <table:table-cell table:number-columns-repeated="16367"/>
        </table:table-row>
        <table:table-row table:style-name="ro2">
          <table:table-cell/>
          <table:table-cell table:style-name="ce4"/>
          <table:table-cell table:style-name="ce9" table:number-columns-repeated="3"/>
          <table:table-cell table:style-name="ce4" table:number-columns-repeated="4"/>
          <table:table-cell table:style-name="ce15"/>
          <table:table-cell table:number-columns-repeated="16374"/>
        </table:table-row>
        <table:table-row table:style-name="ro4">
          <table:table-cell/>
          <table:table-cell table:style-name="ce3" office:value-type="string" calcext:value-type="string">
            <text:p>John Nash </text:p>
          </table:table-cell>
          <table:table-cell table:style-name="ce8"/>
          <table:table-cell table:style-name="ce11"/>
          <table:table-cell table:style-name="ce9"/>
          <table:table-cell table:style-name="ce13" office:value-type="string" calcext:value-type="string">
            <text:p><text:a xlink:href="mailto:john.nash@mgame.edu" xlink:type="simple">john.nash@mgame.edu</text:a></text:p>
          </table:table-cell>
          <table:table-cell table:style-name="ce3"/>
          <table:table-cell table:style-name="ce12"/>
          <table:table-cell table:style-name="ce4"/>
          <table:table-cell table:style-name="ce14" office:value-type="float" office:value="24356" calcext:value-type="float">
            <text:p>24356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9" table:number-columns-repeated="3"/>
          <table:table-cell table:style-name="ce4" table:number-columns-repeated="4"/>
          <table:table-cell table:style-name="ce15"/>
          <table:table-cell table:number-columns-repeated="16374"/>
        </table:table-row>
        <table:table-row table:style-name="ro4">
          <table:table-cell/>
          <table:table-cell table:style-name="ce3" office:value-type="string" calcext:value-type="string">
            <text:p>Friedrich Hayek</text:p>
          </table:table-cell>
          <table:table-cell table:style-name="ce8"/>
          <table:table-cell table:style-name="ce11"/>
          <table:table-cell table:style-name="ce9"/>
          <table:table-cell table:style-name="ce13" office:value-type="string" calcext:value-type="string">
            <text:p><text:a xlink:href="mailto:fried.hayek@lib.edu" xlink:type="simple">fried.hayek@lib.edu</text:a></text:p>
          </table:table-cell>
          <table:table-cell table:style-name="ce3"/>
          <table:table-cell table:style-name="ce12"/>
          <table:table-cell table:style-name="ce4"/>
          <table:table-cell table:style-name="ce14" office:value-type="float" office:value="5218334" calcext:value-type="float">
            <text:p>5218334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4">
          <table:table-cell/>
          <table:table-cell table:style-name="ce3" office:value-type="string" calcext:value-type="string">
            <text:p>John Locke</text:p>
          </table:table-cell>
          <table:table-cell table:style-name="ce3"/>
          <table:table-cell table:style-name="ce12"/>
          <table:table-cell/>
          <table:table-cell table:style-name="ce13" office:value-type="string" calcext:value-type="string">
            <text:p><text:a xlink:href="mailto:john.lock@free.dom.uk" xlink:type="simple">john.lock@free.dom.uk</text:a></text:p>
          </table:table-cell>
          <table:table-cell table:style-name="ce3"/>
          <table:table-cell table:style-name="ce12"/>
          <table:table-cell/>
          <table:table-cell table:style-name="ce14" office:value-type="float" office:value="1365479" calcext:value-type="float">
            <text:p>1365479</text:p>
          </table:table-cell>
          <table:table-cell table:number-columns-repeated="16374"/>
        </table:table-row>
        <table:table-row table:style-name="ro3" table:number-rows-repeated="2">
          <table:table-cell table:number-columns-repeated="16384"/>
        </table:table-row>
        <table:table-row table:style-name="ro5">
          <table:table-cell/>
          <table:table-cell table:style-name="ce32" office:value-type="string" calcext:value-type="string" table:number-columns-spanned="10" table:number-rows-spanned="1">
            <text:p>Atividade 1: Curvas PVTs</text:p>
          </table:table-cell>
          <table:covered-table-cell table:number-columns-repeated="9" table:style-name="ce32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Entradas/Dados</text:p>
          </table:table-cell>
          <table:table-cell table:number-columns-repeated="7"/>
          <table:table-cell table:style-name="ce6" office:value-type="string" calcext:value-type="string">
            <text:p>Respostas</text:p>
          </table:table-cell>
          <table:table-cell table:number-columns-repeated="16374"/>
        </table:table-row>
        <table:table-row table:style-name="ro3">
          <table:table-cell/>
          <table:table-cell table:style-name="ce7" office:value-type="string" calcext:value-type="string">
            <text:p>Parâmetros</text:p>
          </table:table-cell>
          <table:table-cell table:style-name="ce7" office:value-type="string" calcext:value-type="string">
            <text:p>Valores</text:p>
          </table:table-cell>
          <table:table-cell table:style-name="ce7" office:value-type="string" calcext:value-type="string">
            <text:p>Unidades</text:p>
          </table:table-cell>
          <table:table-cell table:number-columns-repeated="5"/>
          <table:table-cell table:style-name="ce16" table:number-columns-repeated="4"/>
          <table:table-cell table:number-columns-repeated="16371"/>
        </table:table-row>
        <table:table-row table:style-name="ro4">
          <table:table-cell/>
          <table:table-cell table:style-name="ce7" office:value-type="string" calcext:value-type="string">
            <text:p>API</text:p>
          </table:table-cell>
          <table:table-cell table:style-name="ce7" office:value-type="float" office:value="32.5" calcext:value-type="float">
            <text:p>32.5</text:p>
          </table:table-cell>
          <table:table-cell table:style-name="ce7" office:value-type="string" calcext:value-type="string">
            <text:p>[-]</text:p>
          </table:table-cell>
          <table:table-cell table:number-columns-repeated="5"/>
          <table:table-cell table:formula="of:=[$Calcs.C11]" office:value-type="string" office:string-value="Pressão [psia]" calcext:value-type="string">
            <text:p>Pressão [psia]</text:p>
          </table:table-cell>
          <table:table-cell table:formula="of:=[$Calcs.D11]" office:value-type="string" office:string-value="Rs [scf/stb]" calcext:value-type="string">
            <text:p>Rs [scf/stb]</text:p>
          </table:table-cell>
          <table:table-cell office:value-type="string" calcext:value-type="string">
            <text:p>&lt;&lt;&lt;&lt;&lt; Precisa estar vinculada <text:span text:style-name="T1">A MESMA PLANILHA!!</text:span></text:p>
          </table:table-cell>
          <table:table-cell table:number-columns-repeated="16372"/>
        </table:table-row>
        <table:table-row table:style-name="ro3">
          <table:table-cell/>
          <table:table-cell table:style-name="ce7" office:value-type="string" calcext:value-type="string">
            <text:p>SGgás</text:p>
          </table:table-cell>
          <table:table-cell table:style-name="ce7" office:value-type="float" office:value="0.64" calcext:value-type="float">
            <text:p>0.64</text:p>
          </table:table-cell>
          <table:table-cell table:style-name="ce7" office:value-type="string" calcext:value-type="string">
            <text:p>[-]</text:p>
          </table:table-cell>
          <table:table-cell table:number-columns-repeated="5"/>
          <table:table-cell table:formula="of:=[$Calcs.C12]" office:value-type="float" office:value="3460.5" calcext:value-type="float">
            <text:p>3460.5</text:p>
          </table:table-cell>
          <table:table-cell table:style-name="ce46" table:formula="of:=[$Calcs.D12]" office:value-type="float" office:value="512.691024024176" calcext:value-type="float">
            <text:p>512.6910</text:p>
          </table:table-cell>
          <table:table-cell table:number-columns-repeated="16373"/>
        </table:table-row>
        <table:table-row table:style-name="ro3">
          <table:table-cell/>
          <table:table-cell table:style-name="ce7" office:value-type="string" calcext:value-type="string">
            <text:p>T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[°F]</text:p>
          </table:table-cell>
          <table:table-cell table:number-columns-repeated="5"/>
          <table:table-cell table:formula="of:=[$Calcs.C13]" office:value-type="float" office:value="3319.52380952381" calcext:value-type="float">
            <text:p>3319.52380952381</text:p>
          </table:table-cell>
          <table:table-cell table:style-name="ce46" table:formula="of:=[$Calcs.D13]" office:value-type="float" office:value="512.691024024176" calcext:value-type="float">
            <text:p>512.6910</text:p>
          </table:table-cell>
          <table:table-cell table:number-columns-repeated="16373"/>
        </table:table-row>
        <table:table-row table:style-name="ro3">
          <table:table-cell/>
          <table:table-cell table:style-name="ce7" office:value-type="string" calcext:value-type="string">
            <text:p>Pbolha</text:p>
          </table:table-cell>
          <table:table-cell table:style-name="ce7" office:value-type="float" office:value="2460.5" calcext:value-type="float">
            <text:p>2460.5</text:p>
          </table:table-cell>
          <table:table-cell table:style-name="ce7" office:value-type="string" calcext:value-type="string">
            <text:p>[psia]</text:p>
          </table:table-cell>
          <table:table-cell table:number-columns-repeated="5"/>
          <table:table-cell table:formula="of:=[$Calcs.C14]" office:value-type="float" office:value="3178.54761904762" calcext:value-type="float">
            <text:p>3178.54761904762</text:p>
          </table:table-cell>
          <table:table-cell table:style-name="ce46" table:formula="of:=[$Calcs.D14]" office:value-type="float" office:value="512.691024024176" calcext:value-type="float">
            <text:p>512.6910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15]" office:value-type="float" office:value="3037.57142857143" calcext:value-type="float">
            <text:p>3037.57142857143</text:p>
          </table:table-cell>
          <table:table-cell table:style-name="ce46" table:formula="of:=[$Calcs.D15]" office:value-type="float" office:value="512.691024024176" calcext:value-type="float">
            <text:p>512.6910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16]" office:value-type="float" office:value="2896.59523809524" calcext:value-type="float">
            <text:p>2896.59523809524</text:p>
          </table:table-cell>
          <table:table-cell table:style-name="ce46" table:formula="of:=[$Calcs.D16]" office:value-type="float" office:value="512.691024024176" calcext:value-type="float">
            <text:p>512.6910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17]" office:value-type="float" office:value="2755.61904761905" calcext:value-type="float">
            <text:p>2755.61904761905</text:p>
          </table:table-cell>
          <table:table-cell table:style-name="ce46" table:formula="of:=[$Calcs.D17]" office:value-type="float" office:value="512.691024024176" calcext:value-type="float">
            <text:p>512.6910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18]" office:value-type="float" office:value="2614.64285714286" calcext:value-type="float">
            <text:p>2614.64285714286</text:p>
          </table:table-cell>
          <table:table-cell table:style-name="ce46" table:formula="of:=[$Calcs.D18]" office:value-type="float" office:value="512.691024024176" calcext:value-type="float">
            <text:p>512.6910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19]" office:value-type="float" office:value="2473.66666666667" calcext:value-type="float">
            <text:p>2473.66666666667</text:p>
          </table:table-cell>
          <table:table-cell table:style-name="ce46" table:formula="of:=[$Calcs.D19]" office:value-type="float" office:value="512.691024024176" calcext:value-type="float">
            <text:p>512.6910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20]" office:value-type="float" office:value="2332.69047619048" calcext:value-type="float">
            <text:p>2332.69047619048</text:p>
          </table:table-cell>
          <table:table-cell table:style-name="ce46" table:formula="of:=[$Calcs.D20]" office:value-type="float" office:value="480.777977004179" calcext:value-type="float">
            <text:p>480.7780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21]" office:value-type="float" office:value="2191.71428571429" calcext:value-type="float">
            <text:p>2191.71428571429</text:p>
          </table:table-cell>
          <table:table-cell table:style-name="ce46" table:formula="of:=[$Calcs.D21]" office:value-type="float" office:value="445.991189285986" calcext:value-type="float">
            <text:p>445.9912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22]" office:value-type="float" office:value="2050.7380952381" calcext:value-type="float">
            <text:p>2050.7380952381</text:p>
          </table:table-cell>
          <table:table-cell table:style-name="ce46" table:formula="of:=[$Calcs.D22]" office:value-type="float" office:value="411.659973215713" calcext:value-type="float">
            <text:p>411.6600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23]" office:value-type="float" office:value="1909.76190476191" calcext:value-type="float">
            <text:p>1909.76190476191</text:p>
          </table:table-cell>
          <table:table-cell table:style-name="ce46" table:formula="of:=[$Calcs.D23]" office:value-type="float" office:value="377.809095213043" calcext:value-type="float">
            <text:p>377.8091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24]" office:value-type="float" office:value="1768.78571428572" calcext:value-type="float">
            <text:p>1768.78571428572</text:p>
          </table:table-cell>
          <table:table-cell table:style-name="ce46" table:formula="of:=[$Calcs.D24]" office:value-type="float" office:value="344.466587554301" calcext:value-type="float">
            <text:p>344.4666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25]" office:value-type="float" office:value="1627.80952380953" calcext:value-type="float">
            <text:p>1627.80952380953</text:p>
          </table:table-cell>
          <table:table-cell table:style-name="ce46" table:formula="of:=[$Calcs.D25]" office:value-type="float" office:value="311.664472922517" calcext:value-type="float">
            <text:p>311.6645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26]" office:value-type="float" office:value="1486.83333333333" calcext:value-type="float">
            <text:p>1486.83333333333</text:p>
          </table:table-cell>
          <table:table-cell table:style-name="ce46" table:formula="of:=[$Calcs.D26]" office:value-type="float" office:value="279.439726351756" calcext:value-type="float">
            <text:p>279.4397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27]" office:value-type="float" office:value="1345.85714285714" calcext:value-type="float">
            <text:p>1345.85714285714</text:p>
          </table:table-cell>
          <table:table-cell table:style-name="ce46" table:formula="of:=[$Calcs.D27]" office:value-type="float" office:value="247.835582303008" calcext:value-type="float">
            <text:p>247.8356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28]" office:value-type="float" office:value="1204.88095238095" calcext:value-type="float">
            <text:p>1204.88095238095</text:p>
          </table:table-cell>
          <table:table-cell table:style-name="ce46" table:formula="of:=[$Calcs.D28]" office:value-type="float" office:value="216.903360007958" calcext:value-type="float">
            <text:p>216.9034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29]" office:value-type="float" office:value="1063.90476190476" calcext:value-type="float">
            <text:p>1063.90476190476</text:p>
          </table:table-cell>
          <table:table-cell table:style-name="ce46" table:formula="of:=[$Calcs.D29]" office:value-type="float" office:value="186.705097740636" calcext:value-type="float">
            <text:p>186.7051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30]" office:value-type="float" office:value="922.928571428573" calcext:value-type="float">
            <text:p>922.928571428573</text:p>
          </table:table-cell>
          <table:table-cell table:style-name="ce46" table:formula="of:=[$Calcs.D30]" office:value-type="float" office:value="157.317510489396" calcext:value-type="float">
            <text:p>157.3175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31]" office:value-type="float" office:value="781.952380952383" calcext:value-type="float">
            <text:p>781.952380952383</text:p>
          </table:table-cell>
          <table:table-cell table:style-name="ce46" table:formula="of:=[$Calcs.D31]" office:value-type="float" office:value="128.838243347597" calcext:value-type="float">
            <text:p>128.8382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32]" office:value-type="float" office:value="640.976190476192" calcext:value-type="float">
            <text:p>640.976190476192</text:p>
          </table:table-cell>
          <table:table-cell table:style-name="ce46" table:formula="of:=[$Calcs.D32]" office:value-type="float" office:value="101.396418585687" calcext:value-type="float">
            <text:p>101.3964</text:p>
          </table:table-cell>
          <table:table-cell table:number-columns-repeated="16373"/>
        </table:table-row>
        <table:table-row table:style-name="ro5">
          <table:table-cell/>
          <table:table-cell table:style-name="ce32" office:value-type="string" calcext:value-type="string" table:number-columns-spanned="10" table:number-rows-spanned="1">
            <text:p>Atividade 2: Cálculo do influxo</text:p>
          </table:table-cell>
          <table:covered-table-cell table:number-columns-repeated="9" table:style-name="ce32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Entradas/Dados</text:p>
          </table:table-cell>
          <table:table-cell table:number-columns-repeated="7"/>
          <table:table-cell table:style-name="ce6" office:value-type="string" calcext:value-type="string">
            <text:p>Respostas</text:p>
          </table:table-cell>
          <table:table-cell table:number-columns-repeated="16374"/>
        </table:table-row>
        <table:table-row table:style-name="ro3">
          <table:table-cell/>
          <table:table-cell table:style-name="ce7" office:value-type="string" calcext:value-type="string">
            <text:p>Parâmetros</text:p>
          </table:table-cell>
          <table:table-cell table:style-name="ce7" office:value-type="string" calcext:value-type="string">
            <text:p>Valores</text:p>
          </table:table-cell>
          <table:table-cell table:style-name="ce7" office:value-type="string" calcext:value-type="string">
            <text:p>Unidades</text:p>
          </table:table-cell>
          <table:table-cell table:number-columns-repeated="5"/>
          <table:table-cell table:style-name="ce16" table:formula="of:=[$aquifer.G2]" office:value-type="string" office:string-value="pressão (psia)" calcext:value-type="string">
            <text:p>pressão (psia)</text:p>
          </table:table-cell>
          <table:table-cell table:style-name="ce16" table:formula="of:=[$aquifer.H1]" office:value-type="string" office:string-value="VEH ~ van Everdingen &amp; Hurst " calcext:value-type="string">
            <text:p>VEH ~ van Everdingen &amp; Hurst </text:p>
          </table:table-cell>
          <table:table-cell table:formula="of:=[$aquifer.M1]" office:value-type="string" office:string-value="Carter-Tracy" calcext:value-type="string">
            <text:p>Carter-Tracy</text:p>
          </table:table-cell>
          <table:table-cell table:number-columns-repeated="16372"/>
        </table:table-row>
        <table:table-row table:style-name="ro4">
          <table:table-cell/>
          <table:table-cell table:style-name="ce7" office:value-type="string" calcext:value-type="string">
            <text:p>Porosidade</text:p>
          </table:table-cell>
          <table:table-cell table:style-name="ce7" office:value-type="float" office:value="0.209" calcext:value-type="float">
            <text:p>0.209</text:p>
          </table:table-cell>
          <table:table-cell table:style-name="ce7" office:value-type="string" calcext:value-type="string">
            <text:p>[-]</text:p>
          </table:table-cell>
          <table:table-cell table:number-columns-repeated="5"/>
          <table:table-cell table:style-name="ce44" table:formula="of:=[$aquifer.G3]" office:value-type="float" office:value="3793" calcext:value-type="float">
            <text:p>3793.00</text:p>
          </table:table-cell>
          <table:table-cell table:formula="of:=[$aquifer.K3]" office:value-type="float" office:value="0" calcext:value-type="float">
            <text:p>0</text:p>
          </table:table-cell>
          <table:table-cell table:formula="of:=[$aquifer.P3]" office:value-type="float" office:value="0" calcext:value-type="float">
            <text:p>0</text:p>
          </table:table-cell>
          <table:table-cell office:value-type="string" calcext:value-type="string">
            <text:p>&lt;&lt;&lt;&lt;&lt; Precisa estar vinculada <text:span text:style-name="T1">A MESMA PLANILHA!!</text:span></text:p>
          </table:table-cell>
          <table:table-cell table:number-columns-repeated="16371"/>
        </table:table-row>
        <table:table-row table:style-name="ro3">
          <table:table-cell/>
          <table:table-cell table:style-name="ce7" office:value-type="string" calcext:value-type="string">
            <text:p>visc. Água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string" calcext:value-type="string">
            <text:p>[cp</text:p>
          </table:table-cell>
          <table:table-cell table:number-columns-repeated="5"/>
          <table:table-cell table:style-name="ce44" table:formula="of:=[$aquifer.G4]" office:value-type="float" office:value="3788" calcext:value-type="float">
            <text:p>3788.00</text:p>
          </table:table-cell>
          <table:table-cell table:formula="of:=[$aquifer.K4]" office:value-type="float" office:value="11514.1681453982" calcext:value-type="float">
            <text:p>11514.1681453982</text:p>
          </table:table-cell>
          <table:table-cell table:formula="of:=[$aquifer.P4]" office:value-type="float" office:value="18699.0608266404" calcext:value-type="float">
            <text:p>18699.0608266404</text:p>
          </table:table-cell>
          <table:table-cell table:number-columns-repeated="16372"/>
        </table:table-row>
        <table:table-row table:style-name="ro3">
          <table:table-cell/>
          <table:table-cell table:style-name="ce7" office:value-type="string" calcext:value-type="string">
            <text:p>Ângulo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[°]</text:p>
          </table:table-cell>
          <table:table-cell table:number-columns-repeated="5"/>
          <table:table-cell table:style-name="ce44" table:formula="of:=[$aquifer.G5]" office:value-type="float" office:value="3774" calcext:value-type="float">
            <text:p>3774.00</text:p>
          </table:table-cell>
          <table:table-cell table:formula="of:=[$aquifer.K5]" office:value-type="float" office:value="63015.7509521058" calcext:value-type="float">
            <text:p>63015.7509521058</text:p>
          </table:table-cell>
          <table:table-cell table:formula="of:=[$aquifer.P5]" office:value-type="float" office:value="84365.570517055" calcext:value-type="float">
            <text:p>84365.570517055</text:p>
          </table:table-cell>
          <table:table-cell table:number-columns-repeated="16372"/>
        </table:table-row>
        <table:table-row table:style-name="ro3">
          <table:table-cell/>
          <table:table-cell table:style-name="ce7" office:value-type="string" calcext:value-type="string">
            <text:p>Permeab.</text:p>
          </table:table-cell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[mD]</text:p>
          </table:table-cell>
          <table:table-cell table:number-columns-repeated="5"/>
          <table:table-cell table:style-name="ce44" table:formula="of:=[$aquifer.G6]" office:value-type="float" office:value="3748" calcext:value-type="float">
            <text:p>3748.00</text:p>
          </table:table-cell>
          <table:table-cell table:formula="of:=[$aquifer.K6]" office:value-type="float" office:value="191017.375764117" calcext:value-type="float">
            <text:p>191017.375764117</text:p>
          </table:table-cell>
          <table:table-cell table:formula="of:=[$aquifer.P6]" office:value-type="float" office:value="229404.198611631" calcext:value-type="float">
            <text:p>229404.198611631</text:p>
          </table:table-cell>
          <table:table-cell table:number-columns-repeated="16372"/>
        </table:table-row>
        <table:table-row table:style-name="ro3">
          <table:table-cell/>
          <table:table-cell table:style-name="ce7" office:value-type="string" calcext:value-type="string">
            <text:p>compress. Total</text:p>
          </table:table-cell>
          <table:table-cell table:style-name="ce10" office:value-type="float" office:value="0.000006" calcext:value-type="float">
            <text:p>6.00E-06</text:p>
          </table:table-cell>
          <table:table-cell table:style-name="ce7" office:value-type="string" calcext:value-type="string">
            <text:p>[1/psia]</text:p>
          </table:table-cell>
          <table:table-cell table:number-columns-repeated="5"/>
          <table:table-cell table:style-name="ce44" table:formula="of:=[$aquifer.G7]" office:value-type="float" office:value="3709" calcext:value-type="float">
            <text:p>3709.00</text:p>
          </table:table-cell>
          <table:table-cell table:formula="of:=[$aquifer.K7]" office:value-type="float" office:value="437024.963053374" calcext:value-type="float">
            <text:p>437024.963053374</text:p>
          </table:table-cell>
          <table:table-cell table:formula="of:=[$aquifer.P7]" office:value-type="float" office:value="489449.522447618" calcext:value-type="float">
            <text:p>489449.522447618</text:p>
          </table:table-cell>
          <table:table-cell table:number-columns-repeated="16372"/>
        </table:table-row>
        <table:table-row table:style-name="ro3">
          <table:table-cell/>
          <table:table-cell table:style-name="ce7" office:value-type="string" calcext:value-type="string">
            <text:p>espessura</text:p>
          </table:table-cell>
          <table:table-cell table:style-name="ce7" office:value-type="float" office:value="19.2" calcext:value-type="float">
            <text:p>19.2</text:p>
          </table:table-cell>
          <table:table-cell table:style-name="ce7" office:value-type="string" calcext:value-type="string">
            <text:p>[pés]</text:p>
          </table:table-cell>
          <table:table-cell table:number-columns-repeated="5"/>
          <table:table-cell table:style-name="ce44" table:formula="of:=[$aquifer.G8]" office:value-type="float" office:value="3680" calcext:value-type="float">
            <text:p>3680.00</text:p>
          </table:table-cell>
          <table:table-cell table:formula="of:=[$aquifer.K8]" office:value-type="float" office:value="781606.591689112" calcext:value-type="float">
            <text:p>781606.591689112</text:p>
          </table:table-cell>
          <table:table-cell table:formula="of:=[$aquifer.P8]" office:value-type="float" office:value="819969.45074063" calcext:value-type="float">
            <text:p>819969.45074063</text:p>
          </table:table-cell>
          <table:table-cell table:number-columns-repeated="16372"/>
        </table:table-row>
        <table:table-row table:style-name="ro3">
          <table:table-cell/>
          <table:table-cell table:style-name="ce7" office:value-type="string" calcext:value-type="string">
            <text:p>raio ext.</text:p>
          </table:table-cell>
          <table:table-cell table:style-name="ce7" office:value-type="float" office:value="5807" calcext:value-type="float">
            <text:p>5807</text:p>
          </table:table-cell>
          <table:table-cell table:style-name="ce7" office:value-type="string" calcext:value-type="string">
            <text:p>[pés]</text:p>
          </table:table-cell>
          <table:table-cell table:number-columns-repeated="5"/>
          <table:table-cell table:style-name="ce44" table:formula="of:=[$aquifer.G9]" office:value-type="float" office:value="3643" calcext:value-type="float">
            <text:p>3643.00</text:p>
          </table:table-cell>
          <table:table-cell table:formula="of:=[$aquifer.K9]" office:value-type="float" office:value="1212696.22763207" calcext:value-type="float">
            <text:p>1212696.22763207</text:p>
          </table:table-cell>
          <table:table-cell table:formula="of:=[$aquifer.P9]" office:value-type="float" office:value="1243521.48502821" calcext:value-type="float">
            <text:p>1243521.48502821</text:p>
          </table:table-cell>
          <table:table-cell table:number-columns-repeated="16372"/>
        </table:table-row>
      </table:table>
      <table:table table:name="Calcs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ce20"/>
        <table:table-column table:style-name="co3" table:number-columns-repeated="16380" table:default-cell-style-name="Default"/>
        <table:table-row table:style-name="ro3">
          <table:table-cell table:number-columns-repeated="3"/>
          <table:table-cell table:style-name="Default"/>
          <table:table-cell table:number-columns-repeated="16380"/>
        </table:table-row>
        <table:table-row table:style-name="ro3">
          <table:table-cell/>
          <table:table-cell office:value-type="string" calcext:value-type="string">
            <text:p>Curva PVT</text:p>
          </table:table-cell>
          <table:table-cell/>
          <table:table-cell table:style-name="Default"/>
          <table:table-cell table:number-columns-repeated="16380"/>
        </table:table-row>
        <table:table-row table:style-name="ro3">
          <table:table-cell table:number-columns-repeated="3"/>
          <table:table-cell table:style-name="Default"/>
          <table:table-cell table:number-columns-repeated="16380"/>
        </table:table-row>
        <table:table-row table:style-name="ro3">
          <table:table-cell/>
          <table:table-cell table:style-name="ce19" table:formula="of:=[$Capa.B17]" office:value-type="string" office:string-value="Parâmetros" calcext:value-type="string">
            <text:p>Parâmetros</text:p>
          </table:table-cell>
          <table:table-cell table:style-name="ce19" table:formula="of:=[$Capa.C17]" office:value-type="string" office:string-value="Valores" calcext:value-type="string">
            <text:p>Valores</text:p>
          </table:table-cell>
          <table:table-cell table:style-name="ce19" table:formula="of:=[$Capa.D17]" office:value-type="string" office:string-value="Unidades" calcext:value-type="string">
            <text:p>Unidades</text:p>
          </table:table-cell>
          <table:table-cell table:number-columns-repeated="3"/>
          <table:table-cell table:style-name="ce19" office:value-type="string" calcext:value-type="string">
            <text:p>MAX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NPOINTS</text:p>
          </table:table-cell>
          <table:table-cell table:number-columns-repeated="16374"/>
        </table:table-row>
        <table:table-row table:style-name="ro3">
          <table:table-cell/>
          <table:table-cell table:style-name="ce19" table:formula="of:=[$Capa.B18]" office:value-type="string" office:string-value="API" calcext:value-type="string">
            <text:p>API</text:p>
          </table:table-cell>
          <table:table-cell table:style-name="ce19" table:formula="of:=[$Capa.C18]" office:value-type="float" office:value="32.5" calcext:value-type="float">
            <text:p>32.5</text:p>
          </table:table-cell>
          <table:table-cell table:style-name="ce19" table:formula="of:=[$Capa.D18]" office:value-type="string" office:string-value="[-]" calcext:value-type="string">
            <text:p>[-]</text:p>
          </table:table-cell>
          <table:table-cell/>
          <table:table-cell table:style-name="ce19" office:value-type="string" calcext:value-type="string">
            <text:p>Pressão</text:p>
          </table:table-cell>
          <table:table-cell table:style-name="ce19" office:value-type="string" calcext:value-type="string">
            <text:p>[psia]</text:p>
          </table:table-cell>
          <table:table-cell table:style-name="ce19" table:formula="of:=1000+[.C8]" office:value-type="float" office:value="3460.5" calcext:value-type="float">
            <text:p>3460.5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16374"/>
        </table:table-row>
        <table:table-row table:style-name="ro3">
          <table:table-cell/>
          <table:table-cell table:style-name="ce19" table:formula="of:=[$Capa.B19]" office:value-type="string" office:string-value="SGgás" calcext:value-type="string">
            <text:p>SGgás</text:p>
          </table:table-cell>
          <table:table-cell table:style-name="ce19" table:formula="of:=[$Capa.C19]" office:value-type="float" office:value="0.64" calcext:value-type="float">
            <text:p>0.64</text:p>
          </table:table-cell>
          <table:table-cell table:style-name="ce19" table:formula="of:=[$Capa.D19]" office:value-type="string" office:string-value="[-]" calcext:value-type="string">
            <text:p>[-]</text:p>
          </table:table-cell>
          <table:table-cell/>
          <table:table-cell table:style-name="ce21"/>
          <table:table-cell table:style-name="ce21">
            <draw:frame table:end-cell-address="Calcs.N21" table:end-x="1.317cm" table:end-y="0.396cm" draw:z-index="0" draw:name="Gráfico 1" draw:style-name="gr1" draw:text-style-name="P1" svg:width="11.465cm" svg:height="7.242cm" svg:x="0.471cm" svg:y="0.457cm">
              <draw:object draw:notify-on-update-of-ranges="Calcs.C12:Calcs.C61 Calcs.D11:Calcs.D11 Calcs.D12:Calcs.D6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1" table:number-columns-repeated="3"/>
          <table:table-cell table:number-columns-repeated="16374"/>
        </table:table-row>
        <table:table-row table:style-name="ro3">
          <table:table-cell/>
          <table:table-cell table:style-name="ce19" table:formula="of:=[$Capa.B20]" office:value-type="string" office:string-value="T" calcext:value-type="string">
            <text:p>T</text:p>
          </table:table-cell>
          <table:table-cell table:style-name="ce19" table:formula="of:=[$Capa.C20]" office:value-type="float" office:value="145" calcext:value-type="float">
            <text:p>145</text:p>
          </table:table-cell>
          <table:table-cell table:style-name="ce19" table:formula="of:=[$Capa.D20]" office:value-type="string" office:string-value="[°F]" calcext:value-type="string">
            <text:p>[°F]</text:p>
          </table:table-cell>
          <table:table-cell table:number-columns-repeated="16380"/>
        </table:table-row>
        <table:table-row table:style-name="ro3">
          <table:table-cell/>
          <table:table-cell table:style-name="ce19" table:formula="of:=[$Capa.B21]" office:value-type="string" office:string-value="Pbolha" calcext:value-type="string">
            <text:p>Pbolha</text:p>
          </table:table-cell>
          <table:table-cell table:style-name="ce19" table:formula="of:=[$Capa.C21]" office:value-type="float" office:value="2460.5" calcext:value-type="float">
            <text:p>2460.5</text:p>
          </table:table-cell>
          <table:table-cell table:style-name="ce19" table:formula="of:=[$Capa.D21]" office:value-type="string" office:string-value="[psia]" calcext:value-type="string">
            <text:p>[psia]</text:p>
          </table:table-cell>
          <table:table-cell table:number-columns-repeated="16380"/>
        </table:table-row>
        <table:table-row table:style-name="ro3" table:number-rows-repeated="2">
          <table:table-cell table:number-columns-repeated="3"/>
          <table:table-cell table:style-name="Default"/>
          <table:table-cell table:number-columns-repeated="16380"/>
        </table:table-row>
        <table:table-row table:style-name="ro3">
          <table:table-cell/>
          <table:table-cell office:value-type="string" calcext:value-type="string">
            <text:p>Tabela &gt;&gt;&gt;&gt;&gt;&gt;&gt;</text:p>
          </table:table-cell>
          <table:table-cell office:value-type="string" calcext:value-type="string">
            <text:p>Pressão [psia]</text:p>
          </table:table-cell>
          <table:table-cell table:style-name="Default" office:value-type="string" calcext:value-type="string">
            <text:p>Rs [scf/stb]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H5]" office:value-type="float" office:value="3460.5" calcext:value-type="float">
            <text:p>3460.5</text:p>
          </table:table-cell>
          <table:table-cell table:number-matrix-columns-spanned="1" table:number-matrix-rows-spanned="1" table:formula="of:=IF([.C12]&lt;=[.$C$8];RS([.$C$6];[.$C$5];[.C12];[.$C$7];1);RS([.$C$6];[.$C$5];[.$C$8];[.$C$7];1))" office:value-type="float" office:value="512.691024024176" calcext:value-type="float">
            <text:p>512.691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12]-([.$H$5]-[.$I$5])/[.$J$5]" office:value-type="float" office:value="3319.52380952381" calcext:value-type="float">
            <text:p>3319.52380952381</text:p>
          </table:table-cell>
          <table:table-cell table:number-matrix-columns-spanned="1" table:number-matrix-rows-spanned="1" table:formula="of:=IF([.C13]&lt;=[.$C$8];RS([.$C$6];[.$C$5];[.C13];[.$C$7];1);RS([.$C$6];[.$C$5];[.$C$8];[.$C$7];1))" office:value-type="float" office:value="512.691024024176" calcext:value-type="float">
            <text:p>512.691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13]-([.$H$5]-[.$I$5])/[.$J$5]" office:value-type="float" office:value="3178.54761904762" calcext:value-type="float">
            <text:p>3178.54761904762</text:p>
          </table:table-cell>
          <table:table-cell table:number-matrix-columns-spanned="1" table:number-matrix-rows-spanned="1" table:formula="of:=IF([.C14]&lt;=[.$C$8];RS([.$C$6];[.$C$5];[.C14];[.$C$7];1);RS([.$C$6];[.$C$5];[.$C$8];[.$C$7];1))" office:value-type="float" office:value="512.691024024176" calcext:value-type="float">
            <text:p>512.691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14]-([.$H$5]-[.$I$5])/[.$J$5]" office:value-type="float" office:value="3037.57142857143" calcext:value-type="float">
            <text:p>3037.57142857143</text:p>
          </table:table-cell>
          <table:table-cell table:number-matrix-columns-spanned="1" table:number-matrix-rows-spanned="1" table:formula="of:=IF([.C15]&lt;=[.$C$8];RS([.$C$6];[.$C$5];[.C15];[.$C$7];1);RS([.$C$6];[.$C$5];[.$C$8];[.$C$7];1))" office:value-type="float" office:value="512.691024024176" calcext:value-type="float">
            <text:p>512.691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15]-([.$H$5]-[.$I$5])/[.$J$5]" office:value-type="float" office:value="2896.59523809524" calcext:value-type="float">
            <text:p>2896.59523809524</text:p>
          </table:table-cell>
          <table:table-cell table:number-matrix-columns-spanned="1" table:number-matrix-rows-spanned="1" table:formula="of:=IF([.C16]&lt;=[.$C$8];RS([.$C$6];[.$C$5];[.C16];[.$C$7];1);RS([.$C$6];[.$C$5];[.$C$8];[.$C$7];1))" office:value-type="float" office:value="512.691024024176" calcext:value-type="float">
            <text:p>512.691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16]-([.$H$5]-[.$I$5])/[.$J$5]" office:value-type="float" office:value="2755.61904761905" calcext:value-type="float">
            <text:p>2755.61904761905</text:p>
          </table:table-cell>
          <table:table-cell table:number-matrix-columns-spanned="1" table:number-matrix-rows-spanned="1" table:formula="of:=IF([.C17]&lt;=[.$C$8];RS([.$C$6];[.$C$5];[.C17];[.$C$7];1);RS([.$C$6];[.$C$5];[.$C$8];[.$C$7];1))" office:value-type="float" office:value="512.691024024176" calcext:value-type="float">
            <text:p>512.691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17]-([.$H$5]-[.$I$5])/[.$J$5]" office:value-type="float" office:value="2614.64285714286" calcext:value-type="float">
            <text:p>2614.64285714286</text:p>
          </table:table-cell>
          <table:table-cell table:number-matrix-columns-spanned="1" table:number-matrix-rows-spanned="1" table:formula="of:=IF([.C18]&lt;=[.$C$8];RS([.$C$6];[.$C$5];[.C18];[.$C$7];1);RS([.$C$6];[.$C$5];[.$C$8];[.$C$7];1))" office:value-type="float" office:value="512.691024024176" calcext:value-type="float">
            <text:p>512.691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18]-([.$H$5]-[.$I$5])/[.$J$5]" office:value-type="float" office:value="2473.66666666667" calcext:value-type="float">
            <text:p>2473.66666666667</text:p>
          </table:table-cell>
          <table:table-cell table:number-matrix-columns-spanned="1" table:number-matrix-rows-spanned="1" table:formula="of:=IF([.C19]&lt;=[.$C$8];RS([.$C$6];[.$C$5];[.C19];[.$C$7];1);RS([.$C$6];[.$C$5];[.$C$8];[.$C$7];1))" office:value-type="float" office:value="512.691024024176" calcext:value-type="float">
            <text:p>512.691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19]-([.$H$5]-[.$I$5])/[.$J$5]" office:value-type="float" office:value="2332.69047619048" calcext:value-type="float">
            <text:p>2332.69047619048</text:p>
          </table:table-cell>
          <table:table-cell table:number-matrix-columns-spanned="1" table:number-matrix-rows-spanned="1" table:formula="of:=IF([.C20]&lt;=[.$C$8];RS([.$C$6];[.$C$5];[.C20];[.$C$7];1);RS([.$C$6];[.$C$5];[.$C$8];[.$C$7];1))" office:value-type="float" office:value="480.777977004179" calcext:value-type="float">
            <text:p>480.778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20]-([.$H$5]-[.$I$5])/[.$J$5]" office:value-type="float" office:value="2191.71428571429" calcext:value-type="float">
            <text:p>2191.71428571429</text:p>
          </table:table-cell>
          <table:table-cell table:number-matrix-columns-spanned="1" table:number-matrix-rows-spanned="1" table:formula="of:=IF([.C21]&lt;=[.$C$8];RS([.$C$6];[.$C$5];[.C21];[.$C$7];1);RS([.$C$6];[.$C$5];[.$C$8];[.$C$7];1))" office:value-type="float" office:value="445.991189285986" calcext:value-type="float">
            <text:p>445.9912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21]-([.$H$5]-[.$I$5])/[.$J$5]" office:value-type="float" office:value="2050.7380952381" calcext:value-type="float">
            <text:p>2050.7380952381</text:p>
          </table:table-cell>
          <table:table-cell table:number-matrix-columns-spanned="1" table:number-matrix-rows-spanned="1" table:formula="of:=IF([.C22]&lt;=[.$C$8];RS([.$C$6];[.$C$5];[.C22];[.$C$7];1);RS([.$C$6];[.$C$5];[.$C$8];[.$C$7];1))" office:value-type="float" office:value="411.659973215713" calcext:value-type="float">
            <text:p>411.660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22]-([.$H$5]-[.$I$5])/[.$J$5]" office:value-type="float" office:value="1909.76190476191" calcext:value-type="float">
            <text:p>1909.76190476191</text:p>
          </table:table-cell>
          <table:table-cell table:number-matrix-columns-spanned="1" table:number-matrix-rows-spanned="1" table:formula="of:=IF([.C23]&lt;=[.$C$8];RS([.$C$6];[.$C$5];[.C23];[.$C$7];1);RS([.$C$6];[.$C$5];[.$C$8];[.$C$7];1))" office:value-type="float" office:value="377.809095213043" calcext:value-type="float">
            <text:p>377.8091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23]-([.$H$5]-[.$I$5])/[.$J$5]" office:value-type="float" office:value="1768.78571428572" calcext:value-type="float">
            <text:p>1768.78571428572</text:p>
          </table:table-cell>
          <table:table-cell table:number-matrix-columns-spanned="1" table:number-matrix-rows-spanned="1" table:formula="of:=IF([.C24]&lt;=[.$C$8];RS([.$C$6];[.$C$5];[.C24];[.$C$7];1);RS([.$C$6];[.$C$5];[.$C$8];[.$C$7];1))" office:value-type="float" office:value="344.466587554301" calcext:value-type="float">
            <text:p>344.4666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24]-([.$H$5]-[.$I$5])/[.$J$5]" office:value-type="float" office:value="1627.80952380953" calcext:value-type="float">
            <text:p>1627.80952380953</text:p>
          </table:table-cell>
          <table:table-cell table:number-matrix-columns-spanned="1" table:number-matrix-rows-spanned="1" table:formula="of:=IF([.C25]&lt;=[.$C$8];RS([.$C$6];[.$C$5];[.C25];[.$C$7];1);RS([.$C$6];[.$C$5];[.$C$8];[.$C$7];1))" office:value-type="float" office:value="311.664472922517" calcext:value-type="float">
            <text:p>311.6645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25]-([.$H$5]-[.$I$5])/[.$J$5]" office:value-type="float" office:value="1486.83333333333" calcext:value-type="float">
            <text:p>1486.83333333333</text:p>
          </table:table-cell>
          <table:table-cell table:number-matrix-columns-spanned="1" table:number-matrix-rows-spanned="1" table:formula="of:=IF([.C26]&lt;=[.$C$8];RS([.$C$6];[.$C$5];[.C26];[.$C$7];1);RS([.$C$6];[.$C$5];[.$C$8];[.$C$7];1))" office:value-type="float" office:value="279.439726351756" calcext:value-type="float">
            <text:p>279.4397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26]-([.$H$5]-[.$I$5])/[.$J$5]" office:value-type="float" office:value="1345.85714285714" calcext:value-type="float">
            <text:p>1345.85714285714</text:p>
          </table:table-cell>
          <table:table-cell table:number-matrix-columns-spanned="1" table:number-matrix-rows-spanned="1" table:formula="of:=IF([.C27]&lt;=[.$C$8];RS([.$C$6];[.$C$5];[.C27];[.$C$7];1);RS([.$C$6];[.$C$5];[.$C$8];[.$C$7];1))" office:value-type="float" office:value="247.835582303008" calcext:value-type="float">
            <text:p>247.8356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27]-([.$H$5]-[.$I$5])/[.$J$5]" office:value-type="float" office:value="1204.88095238095" calcext:value-type="float">
            <text:p>1204.88095238095</text:p>
          </table:table-cell>
          <table:table-cell table:number-matrix-columns-spanned="1" table:number-matrix-rows-spanned="1" table:formula="of:=IF([.C28]&lt;=[.$C$8];RS([.$C$6];[.$C$5];[.C28];[.$C$7];1);RS([.$C$6];[.$C$5];[.$C$8];[.$C$7];1))" office:value-type="float" office:value="216.903360007958" calcext:value-type="float">
            <text:p>216.9034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28]-([.$H$5]-[.$I$5])/[.$J$5]" office:value-type="float" office:value="1063.90476190476" calcext:value-type="float">
            <text:p>1063.90476190476</text:p>
          </table:table-cell>
          <table:table-cell table:number-matrix-columns-spanned="1" table:number-matrix-rows-spanned="1" table:formula="of:=IF([.C29]&lt;=[.$C$8];RS([.$C$6];[.$C$5];[.C29];[.$C$7];1);RS([.$C$6];[.$C$5];[.$C$8];[.$C$7];1))" office:value-type="float" office:value="186.705097740636" calcext:value-type="float">
            <text:p>186.7051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29]-([.$H$5]-[.$I$5])/[.$J$5]" office:value-type="float" office:value="922.928571428573" calcext:value-type="float">
            <text:p>922.928571428573</text:p>
          </table:table-cell>
          <table:table-cell table:number-matrix-columns-spanned="1" table:number-matrix-rows-spanned="1" table:formula="of:=IF([.C30]&lt;=[.$C$8];RS([.$C$6];[.$C$5];[.C30];[.$C$7];1);RS([.$C$6];[.$C$5];[.$C$8];[.$C$7];1))" office:value-type="float" office:value="157.317510489396" calcext:value-type="float">
            <text:p>157.3175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30]-([.$H$5]-[.$I$5])/[.$J$5]" office:value-type="float" office:value="781.952380952383" calcext:value-type="float">
            <text:p>781.952380952383</text:p>
          </table:table-cell>
          <table:table-cell table:number-matrix-columns-spanned="1" table:number-matrix-rows-spanned="1" table:formula="of:=IF([.C31]&lt;=[.$C$8];RS([.$C$6];[.$C$5];[.C31];[.$C$7];1);RS([.$C$6];[.$C$5];[.$C$8];[.$C$7];1))" office:value-type="float" office:value="128.838243347597" calcext:value-type="float">
            <text:p>128.8382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31]-([.$H$5]-[.$I$5])/[.$J$5]" office:value-type="float" office:value="640.976190476192" calcext:value-type="float">
            <text:p>640.976190476192</text:p>
          </table:table-cell>
          <table:table-cell table:number-matrix-columns-spanned="1" table:number-matrix-rows-spanned="1" table:formula="of:=IF([.C32]&lt;=[.$C$8];RS([.$C$6];[.$C$5];[.C32];[.$C$7];1);RS([.$C$6];[.$C$5];[.$C$8];[.$C$7];1))" office:value-type="float" office:value="101.396418585687" calcext:value-type="float">
            <text:p>101.3964</text:p>
          </table:table-cell>
          <table:table-cell table:number-columns-repeated="16380"/>
        </table:table-row>
        <table:table-row table:style-name="ro3" table:number-rows-repeated="2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quifer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ce24"/>
        <table:table-column table:style-name="co17" table:default-cell-style-name="ce24"/>
        <table:table-column table:style-name="co18" table:default-cell-style-name="ce28"/>
        <table:table-column table:style-name="co19" table:default-cell-style-name="Default"/>
        <table:table-column table:style-name="co3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3" table:number-columns-repeated="16368" table:default-cell-style-name="Default"/>
        <table:table-row table:style-name="ro3">
          <table:table-cell table:number-columns-repeated="7"/>
          <table:table-cell table:style-name="ce57" office:value-type="string" calcext:value-type="string" table:number-columns-spanned="4" table:number-rows-spanned="1">
            <text:p>VEH ~ van Everdingen &amp; Hurst </text:p>
          </table:table-cell>
          <table:covered-table-cell table:number-columns-repeated="3" table:style-name="ce57"/>
          <table:table-cell/>
          <table:table-cell office:value-type="string" calcext:value-type="string">
            <text:p>Carter-Tracy</text:p>
          </table:table-cell>
          <table:table-cell table:number-columns-repeated="16371"/>
        </table:table-row>
        <table:table-row table:style-name="ro7">
          <table:table-cell table:style-name="ce22"/>
          <table:table-cell table:style-name="ce23" table:formula="of:=[$Capa.B42]" office:value-type="string" office:string-value="Parâmetros" calcext:value-type="string">
            <text:p>Parâmetros</text:p>
          </table:table-cell>
          <table:table-cell table:style-name="ce23" table:formula="of:=[$Capa.C42]" office:value-type="string" office:string-value="Valores" calcext:value-type="string">
            <text:p>Valores</text:p>
          </table:table-cell>
          <table:table-cell table:style-name="ce23" table:formula="of:=[$Capa.D42]" office:value-type="string" office:string-value="Unidades" calcext:value-type="string">
            <text:p>Unidades</text:p>
          </table:table-cell>
          <table:table-cell table:style-name="ce22"/>
          <table:table-cell table:style-name="ce25" office:value-type="string" calcext:value-type="string">
            <text:p>tempo (dias)</text:p>
          </table:table-cell>
          <table:table-cell table:style-name="ce25" office:value-type="string" calcext:value-type="string">
            <text:p>pressão (psia)</text:p>
          </table:table-cell>
          <table:table-cell table:style-name="ce28" office:value-type="string" calcext:value-type="string">
            <text:p>∆pi (psia)</text:p>
          </table:table-cell>
          <table:table-cell table:style-name="ce28" office:value-type="string" calcext:value-type="string">
            <text:p>t<text:span text:style-name="T2">D</text:span><text:span text:style-name="T3"> (-)</text:span></text:p>
          </table:table-cell>
          <table:table-cell table:style-name="ce28" office:value-type="string" calcext:value-type="string">
            <text:p>W<text:span text:style-name="T2">D</text:span><text:span text:style-name="T3">(-)</text:span></text:p>
          </table:table-cell>
          <table:table-cell office:value-type="string" calcext:value-type="string">
            <text:p><text:span text:style-name="T4">ΣU*∆pi*W</text:span><text:span text:style-name="T5">D</text:span><text:span text:style-name="T3">(∆tDi)</text:span></text:p>
          </table:table-cell>
          <table:table-cell table:style-name="ce22"/>
          <table:table-cell table:style-name="ce28" office:value-type="string" calcext:value-type="string">
            <text:p>∆p<text:span text:style-name="T2">o</text:span><text:span text:style-name="T3"> (psia)</text:span></text:p>
          </table:table-cell>
          <table:table-cell table:style-name="ce28" office:value-type="string" calcext:value-type="string">
            <text:p>pD(tD)</text:p>
          </table:table-cell>
          <table:table-cell table:style-name="ce28" office:value-type="string" calcext:value-type="string">
            <text:p>pD'(tD)</text:p>
          </table:table-cell>
          <table:table-cell table:style-name="ce28" office:value-type="string" calcext:value-type="string">
            <text:p>We (rb)</text:p>
          </table:table-cell>
          <table:table-cell table:style-name="ce22" table:number-columns-repeated="16368"/>
        </table:table-row>
        <table:table-row table:style-name="ro4">
          <table:table-cell/>
          <table:table-cell table:style-name="ce19" table:formula="of:=[$Capa.B43]" office:value-type="string" office:string-value="Porosidade" calcext:value-type="string">
            <text:p>Porosidade</text:p>
          </table:table-cell>
          <table:table-cell table:style-name="ce19" table:formula="of:=[$Capa.C43]" office:value-type="float" office:value="0.209" calcext:value-type="float">
            <text:p>0.209</text:p>
          </table:table-cell>
          <table:table-cell table:style-name="ce19" table:formula="of:=[$Capa.D43]" office:value-type="string" office:string-value="[-]" calcext:value-type="string">
            <text:p>[-]</text:p>
          </table:table-cell>
          <table:table-cell/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3793" calcext:value-type="float">
            <text:p>3793.00</text:p>
          </table:table-cell>
          <table:table-cell table:style-name="ce24" office:value-type="float" office:value="0" calcext:value-type="float">
            <text:p>0</text:p>
          </table:table-cell>
          <table:table-cell table:number-matrix-columns-spanned="1" table:number-matrix-rows-spanned="1" table:formula="of:=TD([.$C$6];[.F3];[.$C$3];[.$C$4];[.$C$7];[.$C$9])" office:value-type="float" office:value="0" calcext:value-type="float">
            <text:p>0</text:p>
          </table:table-cell>
          <table:table-cell table:number-matrix-columns-spanned="1" table:number-matrix-rows-spanned="1" table:formula="of:=DIMENSIONLESS_INFLUX([.I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9" table:formula="of:=[.$G$3]-[.G3]" office:value-type="float" office:value="0" calcext:value-type="float">
            <text:p>0.00</text:p>
          </table:table-cell>
          <table:table-cell table:style-name="ce24" table:number-matrix-columns-spanned="1" table:number-matrix-rows-spanned="1" table:formula="of:=DIMENSIONLESS_PRESSURE([.I3]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DIMENSIONLESS_PRESSURE_DERIVATIVE([.I3])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368"/>
        </table:table-row>
        <table:table-row table:style-name="ro4">
          <table:table-cell/>
          <table:table-cell table:style-name="ce19" table:formula="of:=[$Capa.B44]" office:value-type="string" office:string-value="visc. Água" calcext:value-type="string">
            <text:p>visc. Água</text:p>
          </table:table-cell>
          <table:table-cell table:style-name="ce19" table:formula="of:=[$Capa.C44]" office:value-type="float" office:value="0.25" calcext:value-type="float">
            <text:p>0.25</text:p>
          </table:table-cell>
          <table:table-cell table:style-name="ce19" table:formula="of:=[$Capa.D44]" office:value-type="string" office:string-value="[cp" calcext:value-type="string">
            <text:p>[cp</text:p>
          </table:table-cell>
          <table:table-cell/>
          <table:table-cell table:style-name="ce26" office:value-type="float" office:value="91.5" calcext:value-type="float">
            <text:p>91.50</text:p>
          </table:table-cell>
          <table:table-cell table:style-name="ce26" office:value-type="float" office:value="3788" calcext:value-type="float">
            <text:p>3788.00</text:p>
          </table:table-cell>
          <table:table-cell table:style-name="ce29" table:formula="of:=([.G3]-[.G4])*0.5" office:value-type="float" office:value="2.5" calcext:value-type="float">
            <text:p>2.50</text:p>
          </table:table-cell>
          <table:table-cell table:number-matrix-columns-spanned="1" table:number-matrix-rows-spanned="1" table:formula="of:=TD([.$C$6];[.F4];[.$C$3];[.$C$4];[.$C$7];[.$C$9])" office:value-type="float" office:value="15.0809173296355" calcext:value-type="float">
            <text:p>15.0809173296355</text:p>
          </table:table-cell>
          <table:table-cell table:number-matrix-columns-spanned="1" table:number-matrix-rows-spanned="1" table:formula="of:=DIMENSIONLESS_INFLUX([.I4])" office:value-type="float" office:value="10.1388815776899" calcext:value-type="float">
            <text:p>10.1388815776899</text:p>
          </table:table-cell>
          <table:table-cell table:number-matrix-columns-spanned="1" table:number-matrix-rows-spanned="1" table:formula="of:=INFLUX_VEH([.I4];[.$C$10];[.$H$3:.$H$9];[.$I$3:.$I$9])" office:value-type="float" office:value="11514.1681453982" calcext:value-type="float">
            <text:p>11514.1681453982</text:p>
          </table:table-cell>
          <table:table-cell/>
          <table:table-cell table:style-name="ce29" table:formula="of:=[.$G$3]-[.G4]" office:value-type="float" office:value="5" calcext:value-type="float">
            <text:p>5.00</text:p>
          </table:table-cell>
          <table:table-cell table:style-name="ce24" table:number-matrix-columns-spanned="1" table:number-matrix-rows-spanned="1" table:formula="of:=DIMENSIONLESS_PRESSURE([.I4])" office:value-type="float" office:value="1.83181021861803" calcext:value-type="float">
            <text:p>1.83181021861803</text:p>
          </table:table-cell>
          <table:table-cell table:style-name="ce24" table:number-matrix-columns-spanned="1" table:number-matrix-rows-spanned="1" table:formula="of:=DIMENSIONLESS_PRESSURE_DERIVATIVE([.I4])" office:value-type="float" office:value="0.0296903100239514" calcext:value-type="float">
            <text:p>0.0296903100239514</text:p>
          </table:table-cell>
          <table:table-cell table:style-name="ce24" table:number-matrix-columns-spanned="1" table:number-matrix-rows-spanned="1" table:formula="of:=INFLUX_CT([.I4];[.I3];[.$C$10];[.M4];[.P3];[.O4];[.N4])" office:value-type="float" office:value="18699.0608266404" calcext:value-type="float">
            <text:p>18699.0608266404</text:p>
          </table:table-cell>
          <table:table-cell table:number-columns-repeated="16368"/>
        </table:table-row>
        <table:table-row table:style-name="ro4">
          <table:table-cell/>
          <table:table-cell table:style-name="ce19" table:formula="of:=[$Capa.B45]" office:value-type="string" office:string-value="Ângulo" calcext:value-type="string">
            <text:p>Ângulo</text:p>
          </table:table-cell>
          <table:table-cell table:style-name="ce19" table:formula="of:=[$Capa.C45]" office:value-type="float" office:value="180" calcext:value-type="float">
            <text:p>180</text:p>
          </table:table-cell>
          <table:table-cell table:style-name="ce19" table:formula="of:=[$Capa.D45]" office:value-type="string" office:string-value="[°]" calcext:value-type="string">
            <text:p>[°]</text:p>
          </table:table-cell>
          <table:table-cell/>
          <table:table-cell table:style-name="ce26" office:value-type="float" office:value="183" calcext:value-type="float">
            <text:p>183.00</text:p>
          </table:table-cell>
          <table:table-cell table:style-name="ce26" office:value-type="float" office:value="3774" calcext:value-type="float">
            <text:p>3774.00</text:p>
          </table:table-cell>
          <table:table-cell table:style-name="ce29" table:formula="of:=([.G3]-[.G5])*0.5" office:value-type="float" office:value="9.5" calcext:value-type="float">
            <text:p>9.50</text:p>
          </table:table-cell>
          <table:table-cell table:number-matrix-columns-spanned="1" table:number-matrix-rows-spanned="1" table:formula="of:=TD([.$C$6];[.F5];[.$C$3];[.$C$4];[.$C$7];[.$C$9])" office:value-type="float" office:value="30.1618346592709" calcext:value-type="float">
            <text:p>30.1618346592709</text:p>
          </table:table-cell>
          <table:table-cell table:number-matrix-columns-spanned="1" table:number-matrix-rows-spanned="1" table:formula="of:=DIMENSIONLESS_INFLUX([.I5])" office:value-type="float" office:value="16.9612118094529" calcext:value-type="float">
            <text:p>16.9612118094529</text:p>
          </table:table-cell>
          <table:table-cell table:number-matrix-columns-spanned="1" table:number-matrix-rows-spanned="1" table:formula="of:=INFLUX_VEH([.I5];[.$C$10];[.$H$3:.$H$9];[.$I$3:.$I$9])" office:value-type="float" office:value="63015.7509521058" calcext:value-type="float">
            <text:p>63015.7509521058</text:p>
          </table:table-cell>
          <table:table-cell/>
          <table:table-cell table:style-name="ce29" table:formula="of:=[.$G$3]-[.G5]" office:value-type="float" office:value="19" calcext:value-type="float">
            <text:p>19.00</text:p>
          </table:table-cell>
          <table:table-cell table:style-name="ce24" table:number-matrix-columns-spanned="1" table:number-matrix-rows-spanned="1" table:formula="of:=DIMENSIONLESS_PRESSURE([.I5])" office:value-type="float" office:value="2.14940035767324" calcext:value-type="float">
            <text:p>2.14940035767324</text:p>
          </table:table-cell>
          <table:table-cell table:style-name="ce24" table:number-matrix-columns-spanned="1" table:number-matrix-rows-spanned="1" table:formula="of:=DIMENSIONLESS_PRESSURE_DERIVATIVE([.I5])" office:value-type="float" office:value="0.0155040708650925" calcext:value-type="float">
            <text:p>0.0155040708650925</text:p>
          </table:table-cell>
          <table:table-cell table:style-name="ce24" table:number-matrix-columns-spanned="1" table:number-matrix-rows-spanned="1" table:formula="of:=INFLUX_CT([.I5];[.I4];[.$C$10];[.M5];[.P4];[.O5];[.N5])" office:value-type="float" office:value="84365.570517055" calcext:value-type="float">
            <text:p>84365.570517055</text:p>
          </table:table-cell>
          <table:table-cell table:number-columns-repeated="16368"/>
        </table:table-row>
        <table:table-row table:style-name="ro4">
          <table:table-cell/>
          <table:table-cell table:style-name="ce19" table:formula="of:=[$Capa.B46]" office:value-type="string" office:string-value="Permeab." calcext:value-type="string">
            <text:p>Permeab.</text:p>
          </table:table-cell>
          <table:table-cell table:style-name="ce19" table:formula="of:=[$Capa.C46]" office:value-type="float" office:value="275" calcext:value-type="float">
            <text:p>275</text:p>
          </table:table-cell>
          <table:table-cell table:style-name="ce19" table:formula="of:=[$Capa.D46]" office:value-type="string" office:string-value="[mD]" calcext:value-type="string">
            <text:p>[mD]</text:p>
          </table:table-cell>
          <table:table-cell/>
          <table:table-cell table:style-name="ce26" office:value-type="float" office:value="274" calcext:value-type="float">
            <text:p>274.00</text:p>
          </table:table-cell>
          <table:table-cell table:style-name="ce26" office:value-type="float" office:value="3748" calcext:value-type="float">
            <text:p>3748.00</text:p>
          </table:table-cell>
          <table:table-cell table:style-name="ce29" table:formula="of:=([.G4]-[.G6])*0.5" office:value-type="float" office:value="20" calcext:value-type="float">
            <text:p>20.00</text:p>
          </table:table-cell>
          <table:table-cell table:number-matrix-columns-spanned="1" table:number-matrix-rows-spanned="1" table:formula="of:=TD([.$C$6];[.F6];[.$C$3];[.$C$4];[.$C$7];[.$C$9])" office:value-type="float" office:value="45.1603426045915" calcext:value-type="float">
            <text:p>45.1603426045915</text:p>
          </table:table-cell>
          <table:table-cell table:number-matrix-columns-spanned="1" table:number-matrix-rows-spanned="1" table:formula="of:=DIMENSIONLESS_INFLUX([.I6])" office:value-type="float" office:value="23.0939688363396" calcext:value-type="float">
            <text:p>23.0939688363396</text:p>
          </table:table-cell>
          <table:table-cell table:number-matrix-columns-spanned="1" table:number-matrix-rows-spanned="1" table:formula="of:=INFLUX_VEH([.I6];[.$C$10];[.$H$3:.$H$9];[.$I$3:.$I$9])" office:value-type="float" office:value="191017.375764117" calcext:value-type="float">
            <text:p>191017.375764117</text:p>
          </table:table-cell>
          <table:table-cell/>
          <table:table-cell table:style-name="ce29" table:formula="of:=[.$G$3]-[.G6]" office:value-type="float" office:value="45" calcext:value-type="float">
            <text:p>45.00</text:p>
          </table:table-cell>
          <table:table-cell table:style-name="ce24" table:number-matrix-columns-spanned="1" table:number-matrix-rows-spanned="1" table:formula="of:=DIMENSIONLESS_PRESSURE([.I6])" office:value-type="float" office:value="2.33980061104899" calcext:value-type="float">
            <text:p>2.33980061104899</text:p>
          </table:table-cell>
          <table:table-cell table:style-name="ce24" table:number-matrix-columns-spanned="1" table:number-matrix-rows-spanned="1" table:formula="of:=DIMENSIONLESS_PRESSURE_DERIVATIVE([.I6])" office:value-type="float" office:value="0.0105387561319487" calcext:value-type="float">
            <text:p>0.0105387561319487</text:p>
          </table:table-cell>
          <table:table-cell table:style-name="ce24" table:number-matrix-columns-spanned="1" table:number-matrix-rows-spanned="1" table:formula="of:=INFLUX_CT([.I6];[.I5];[.$C$10];[.M6];[.P5];[.O6];[.N6])" office:value-type="float" office:value="229404.198611631" calcext:value-type="float">
            <text:p>229404.198611631</text:p>
          </table:table-cell>
          <table:table-cell table:number-columns-repeated="16368"/>
        </table:table-row>
        <table:table-row table:style-name="ro4">
          <table:table-cell/>
          <table:table-cell table:style-name="ce19" table:formula="of:=[$Capa.B47]" office:value-type="string" office:string-value="compress. Total" calcext:value-type="string">
            <text:p>compress. Total</text:p>
          </table:table-cell>
          <table:table-cell table:style-name="ce19" table:formula="of:=[$Capa.C47]" office:value-type="float" office:value="0.000006" calcext:value-type="float">
            <text:p>0.000006</text:p>
          </table:table-cell>
          <table:table-cell table:style-name="ce19" table:formula="of:=[$Capa.D47]" office:value-type="string" office:string-value="[1/psia]" calcext:value-type="string">
            <text:p>[1/psia]</text:p>
          </table:table-cell>
          <table:table-cell/>
          <table:table-cell table:style-name="ce26" office:value-type="float" office:value="366" calcext:value-type="float">
            <text:p>366.00</text:p>
          </table:table-cell>
          <table:table-cell table:style-name="ce26" office:value-type="float" office:value="3709" calcext:value-type="float">
            <text:p>3709.00</text:p>
          </table:table-cell>
          <table:table-cell table:style-name="ce29" table:formula="of:=([.G5]-[.G7])*0.5" office:value-type="float" office:value="32.5" calcext:value-type="float">
            <text:p>32.50</text:p>
          </table:table-cell>
          <table:table-cell table:number-matrix-columns-spanned="1" table:number-matrix-rows-spanned="1" table:formula="of:=TD([.$C$6];[.F7];[.$C$3];[.$C$4];[.$C$7];[.$C$9])" office:value-type="float" office:value="60.3236693185419" calcext:value-type="float">
            <text:p>60.3236693185419</text:p>
          </table:table-cell>
          <table:table-cell table:number-matrix-columns-spanned="1" table:number-matrix-rows-spanned="1" table:formula="of:=DIMENSIONLESS_INFLUX([.I7])" office:value-type="float" office:value="28.9258037594255" calcext:value-type="float">
            <text:p>28.9258037594255</text:p>
          </table:table-cell>
          <table:table-cell table:number-matrix-columns-spanned="1" table:number-matrix-rows-spanned="1" table:formula="of:=INFLUX_VEH([.I7];[.$C$10];[.$H$3:.$H$9];[.$I$3:.$I$9])" office:value-type="float" office:value="437024.963053374" calcext:value-type="float">
            <text:p>437024.963053374</text:p>
          </table:table-cell>
          <table:table-cell/>
          <table:table-cell table:style-name="ce29" table:formula="of:=[.$G$3]-[.G7]" office:value-type="float" office:value="84" calcext:value-type="float">
            <text:p>84.00</text:p>
          </table:table-cell>
          <table:table-cell table:style-name="ce24" table:number-matrix-columns-spanned="1" table:number-matrix-rows-spanned="1" table:formula="of:=DIMENSIONLESS_PRESSURE([.I7])" office:value-type="float" office:value="2.4782388193381" calcext:value-type="float">
            <text:p>2.4782388193381</text:p>
          </table:table-cell>
          <table:table-cell table:style-name="ce24" table:number-matrix-columns-spanned="1" table:number-matrix-rows-spanned="1" table:formula="of:=DIMENSIONLESS_PRESSURE_DERIVATIVE([.I7])" office:value-type="float" office:value="0.00796801410387989" calcext:value-type="float">
            <text:p>0.00796801410387989</text:p>
          </table:table-cell>
          <table:table-cell table:style-name="ce24" table:number-matrix-columns-spanned="1" table:number-matrix-rows-spanned="1" table:formula="of:=INFLUX_CT([.I7];[.I6];[.$C$10];[.M7];[.P6];[.O7];[.N7])" office:value-type="float" office:value="489449.522447618" calcext:value-type="float">
            <text:p>489449.522447618</text:p>
          </table:table-cell>
          <table:table-cell table:number-columns-repeated="16368"/>
        </table:table-row>
        <table:table-row table:style-name="ro4">
          <table:table-cell/>
          <table:table-cell table:style-name="ce19" table:formula="of:=[$Capa.B48]" office:value-type="string" office:string-value="espessura" calcext:value-type="string">
            <text:p>espessura</text:p>
          </table:table-cell>
          <table:table-cell table:style-name="ce19" table:formula="of:=[$Capa.C48]" office:value-type="float" office:value="19.2" calcext:value-type="float">
            <text:p>19.2</text:p>
          </table:table-cell>
          <table:table-cell table:style-name="ce19" table:formula="of:=[$Capa.D48]" office:value-type="string" office:string-value="[pés]" calcext:value-type="string">
            <text:p>[pés]</text:p>
          </table:table-cell>
          <table:table-cell/>
          <table:table-cell table:style-name="ce26" office:value-type="float" office:value="457.5" calcext:value-type="float">
            <text:p>457.50</text:p>
          </table:table-cell>
          <table:table-cell table:style-name="ce26" office:value-type="float" office:value="3680" calcext:value-type="float">
            <text:p>3680.00</text:p>
          </table:table-cell>
          <table:table-cell table:style-name="ce29" table:formula="of:=([.G6]-[.G8])*0.5" office:value-type="float" office:value="34" calcext:value-type="float">
            <text:p>34.00</text:p>
          </table:table-cell>
          <table:table-cell table:number-matrix-columns-spanned="1" table:number-matrix-rows-spanned="1" table:formula="of:=TD([.$C$6];[.F8];[.$C$3];[.$C$4];[.$C$7];[.$C$9])" office:value-type="float" office:value="75.4045866481773" calcext:value-type="float">
            <text:p>75.4045866481773</text:p>
          </table:table-cell>
          <table:table-cell table:number-matrix-columns-spanned="1" table:number-matrix-rows-spanned="1" table:formula="of:=DIMENSIONLESS_INFLUX([.I8])" office:value-type="float" office:value="34.4786945992675" calcext:value-type="float">
            <text:p>34.4786945992675</text:p>
          </table:table-cell>
          <table:table-cell table:number-matrix-columns-spanned="1" table:number-matrix-rows-spanned="1" table:formula="of:=INFLUX_VEH([.I8];[.$C$10];[.$H$3:.$H$9];[.$I$3:.$I$9])" office:value-type="float" office:value="781606.591689112" calcext:value-type="float">
            <text:p>781606.591689112</text:p>
          </table:table-cell>
          <table:table-cell/>
          <table:table-cell table:style-name="ce29" table:formula="of:=[.$G$3]-[.G8]" office:value-type="float" office:value="113" calcext:value-type="float">
            <text:p>113.00</text:p>
          </table:table-cell>
          <table:table-cell table:style-name="ce24" table:number-matrix-columns-spanned="1" table:number-matrix-rows-spanned="1" table:formula="of:=DIMENSIONLESS_PRESSURE([.I8])" office:value-type="float" office:value="2.58583327082377" calcext:value-type="float">
            <text:p>2.58583327082377</text:p>
          </table:table-cell>
          <table:table-cell table:style-name="ce24" table:number-matrix-columns-spanned="1" table:number-matrix-rows-spanned="1" table:formula="of:=DIMENSIONLESS_PRESSURE_DERIVATIVE([.I8])" office:value-type="float" office:value="0.00641473144030535" calcext:value-type="float">
            <text:p>0.00641473144030535</text:p>
          </table:table-cell>
          <table:table-cell table:style-name="ce24" table:number-matrix-columns-spanned="1" table:number-matrix-rows-spanned="1" table:formula="of:=INFLUX_CT([.I8];[.I7];[.$C$10];[.M8];[.P7];[.O8];[.N8])" office:value-type="float" office:value="819969.45074063" calcext:value-type="float">
            <text:p>819969.45074063</text:p>
          </table:table-cell>
          <table:table-cell table:number-columns-repeated="16368"/>
        </table:table-row>
        <table:table-row table:style-name="ro4">
          <table:table-cell/>
          <table:table-cell table:style-name="ce19" table:formula="of:=[$Capa.B49]" office:value-type="string" office:string-value="raio ext." calcext:value-type="string">
            <text:p>raio ext.</text:p>
          </table:table-cell>
          <table:table-cell table:style-name="ce19" table:formula="of:=[$Capa.C49]" office:value-type="float" office:value="5807" calcext:value-type="float">
            <text:p>5807</text:p>
          </table:table-cell>
          <table:table-cell table:style-name="ce19" table:formula="of:=[$Capa.D49]" office:value-type="string" office:string-value="[pés]" calcext:value-type="string">
            <text:p>[pés]</text:p>
          </table:table-cell>
          <table:table-cell/>
          <table:table-cell table:style-name="ce26" office:value-type="float" office:value="549" calcext:value-type="float">
            <text:p>549.00</text:p>
          </table:table-cell>
          <table:table-cell table:style-name="ce26" office:value-type="float" office:value="3643" calcext:value-type="float">
            <text:p>3643.00</text:p>
          </table:table-cell>
          <table:table-cell table:style-name="ce29" table:formula="of:=([.G7]-[.G9])*0.5" office:value-type="float" office:value="33" calcext:value-type="float">
            <text:p>33.00</text:p>
          </table:table-cell>
          <table:table-cell table:number-matrix-columns-spanned="1" table:number-matrix-rows-spanned="1" table:formula="of:=TD([.$C$6];[.F9];[.$C$3];[.$C$4];[.$C$7];[.$C$9])" office:value-type="float" office:value="90.4855039778128" calcext:value-type="float">
            <text:p>90.4855039778128</text:p>
          </table:table-cell>
          <table:table-cell table:number-matrix-columns-spanned="1" table:number-matrix-rows-spanned="1" table:formula="of:=DIMENSIONLESS_INFLUX([.I9])" office:value-type="float" office:value="39.8493548239069" calcext:value-type="float">
            <text:p>39.8493548239069</text:p>
          </table:table-cell>
          <table:table-cell table:number-matrix-columns-spanned="1" table:number-matrix-rows-spanned="1" table:formula="of:=INFLUX_VEH([.I9];[.$C$10];[.$H$3:.$H$9];[.$I$3:.$I$9])" office:value-type="float" office:value="1212696.22763207" calcext:value-type="float">
            <text:p>1212696.22763207</text:p>
          </table:table-cell>
          <table:table-cell/>
          <table:table-cell table:style-name="ce29" table:formula="of:=[.$G$3]-[.G9]" office:value-type="float" office:value="150" calcext:value-type="float">
            <text:p>150.00</text:p>
          </table:table-cell>
          <table:table-cell table:style-name="ce24" table:number-matrix-columns-spanned="1" table:number-matrix-rows-spanned="1" table:formula="of:=DIMENSIONLESS_PRESSURE([.I9])" office:value-type="float" office:value="2.6742420883605" calcext:value-type="float">
            <text:p>2.6742420883605</text:p>
          </table:table-cell>
          <table:table-cell table:style-name="ce24" table:number-matrix-columns-spanned="1" table:number-matrix-rows-spanned="1" table:formula="of:=DIMENSIONLESS_PRESSURE_DERIVATIVE([.I9])" office:value-type="float" office:value="0.00536927391919901" calcext:value-type="float">
            <text:p>0.00536927391919901</text:p>
          </table:table-cell>
          <table:table-cell table:style-name="ce24" table:number-matrix-columns-spanned="1" table:number-matrix-rows-spanned="1" table:formula="of:=INFLUX_CT([.I9];[.I8];[.$C$10];[.M9];[.P8];[.O9];[.N9])" office:value-type="float" office:value="1243521.48502821" calcext:value-type="float">
            <text:p>1243521.48502821</text:p>
          </table:table-cell>
          <table:table-cell table:number-columns-repeated="16368"/>
        </table:table-row>
        <table:table-row table:style-name="ro3">
          <table:table-cell/>
          <table:table-cell table:style-name="ce24" office:value-type="string" calcext:value-type="string">
            <text:p>U aquífero</text:p>
          </table:table-cell>
          <table:table-cell table:style-name="ce24" table:number-matrix-columns-spanned="1" table:number-matrix-rows-spanned="1" table:formula="of:=UCTE([.C3];[.C7];[.C8];[.C9];[.C5])" office:value-type="float" office:value="454.25792015303" calcext:value-type="float">
            <text:p>454.25792015303</text:p>
          </table:table-cell>
          <table:table-cell table:style-name="ce24" office:value-type="string" calcext:value-type="string">
            <text:p>[bbl/psi]</text:p>
          </table:table-cell>
          <table:table-cell/>
          <table:table-cell>
            <draw:frame table:end-cell-address="aquifer.K25" table:end-x="1.934cm" table:end-y="0.141cm" draw:z-index="0" draw:name="Gráfico 1" draw:style-name="gr1" draw:text-style-name="P1" svg:width="13.282cm" svg:height="6.973cm" svg:x="0.129cm" svg:y="0.188cm">
              <draw:object draw:notify-on-update-of-ranges="aquifer.G3:aquifer.G9 aquifer.H1:aquifer.H1 aquifer.K3:aquifer.K9 aquifer.G3:aquifer.G9 aquifer.M1:aquifer.M1 aquifer.P3:aquifer.P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Default" table:number-columns-repeated="3"/>
          <table:table-cell table:number-columns-repeated="16373"/>
        </table:table-row>
        <table:table-row table:style-name="ro3" table:number-rows-repeated="5">
          <table:table-cell table:number-columns-repeated="8"/>
          <table:table-cell table:style-name="Default" table:number-columns-repeated="3"/>
          <table:table-cell table:number-columns-repeated="16373"/>
        </table:table-row>
        <table:table-row table:style-name="ro3">
          <table:table-cell table:number-columns-repeated="8"/>
          <table:table-cell table:style-name="Default" table:number-columns-repeated="3"/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">
      <number:number number:decimal-places="1" number:min-decimal-places="1" number:min-integer-digits="1"/>
    </number:number-style>
    <number:number-style style:name="N149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21:57:22.3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pa" style:display-name="PageStyle_Cap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s" style:display-name="PageStyle_Cal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quifer" style:display-name="PageStyle_aquif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nathan da Cunha</meta:initial-creator>
    <meta:creation-date>2025-01-13T23:14:17</meta:creation-date>
    <dc:date>2025-01-22T22:01:02.202000000</dc:date>
    <meta:generator>LibreOffice/24.2.0.3$Windows_X86_64 LibreOffice_project/da48488a73ddd66ea24cf16bbc4f7b9c08e9bea1</meta:generator>
    <meta:editing-duration>PT13M13S</meta:editing-duration>
    <meta:editing-cycles>4</meta:editing-cycles>
    <meta:document-statistic meta:table-count="3" meta:cell-count="314" meta:object-count="2"/>
    <meta:user-defined meta:name="AppVersion">16.03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CorrPVT.xml><?xml version="1.0" encoding="utf-8"?>
<!DOCTYPE module  PUBLIC '-//OpenOffice.org//DTD OfficeDocument 1.0//EN'  'module.dtd'>
<script:module xmlns:script="http://openoffice.org/2000/script" script:name="CorrPVT" script:language="StarBasic" script:moduleType="normal">Rem Attribute VBA_ModuleType=VBAModule
Option VBASupport 1
Rem Attribute VBA_ModuleType=VBAModule
Rem Option VBASupport 1


'Note: in Visual Basic the syntax of the Natural Log, on base e, is Log()'
'For log on base 10 it is Log10(X)= Log(x) / Log(10). (See help)'


''''''''''''''''''''''''''''''''''''''''''''''''''''''''''''''''
'                   Oil Properties
''''''''''''''''''''''''''''''''''''''''''''''''''''''''''''''''


'   The solution gas-oil ratio of saturated oil [scf/stb]
'   from Standing's correlation.
Function Rs(SGg, API, p, t, FO1)
    'SGg, Gas specific gravity
    'API, API of the oil
    'P, pressure in psia
    'T, in °F
    'FO1, Tuning factor
    Rs = SGg * (10 ^ (0.0125 * API - 0.00091 * t) * p / (18 * FO1)) ^ (1 / 0.83)
End Function

'   The value of bubble point pressure [psia].
Function Pb(SGg, API, Rsb, t, FO1)
    'SGg, Gas specific gravity
    'API, API of the oil
    'Rsb, solution gas-oil ratio at bubble point, scf/stb
    'T, in °F
    'FO1, Tuning factor

    Pb = 18 * FO1 * (Rsb / SGg) ^ 0.83 * 10 ^ (0.00091 * t - 0.0125 * API)
End Function

'   The value of oil formation volume factor [rbl/stb] 4 saturated
'   or undersaturated oil.
Function Bo(SGg, SGo, Rs, Rsb, Co, p, Pb, t, FO2, FO3)
    'SGg, Gas specific gravity
    'SGo, oil specific gravity
    'Rs, solution gas-oil ratio of saturated oil, scf/stb
    'Rsb, solution gas-oil ratio at bubble point, scf/stb
    'Co, Oil compressibility, 1/psi
    'P, Pressure, psia
    'Pb, bubble point pressure, psia
    'T, in °F
    'FO2, Tuning factor
    'FO3, Tuning factor
    
    If (p &lt;= Pb) Then
        F = Rs * (SGg / SGo) ^ 0.5 + 1.25 * t
        Bo = 0.972 * FO2 + 0.000147 * FO3 * F ^ 1.175
    Else
        F = Rsb * (SGg / SGo) ^ 0.5 + 1.25 * t
        Bob = 0.972 * FO2 + 0.000147 * FO3 * F ^ 1.175
        Bo = Bob * Exp(Co * (Pb - p))
    End If
End Function

'   The oil compressibility [1/psi] from correlation of Vazquez and Beggs.
Function Co(SGg, SGo, Rsb, API, p, t, FO4)
    'SGg, Gas specific gravity
    'SGo, oil specific gravity
    'Rsb, solution gas-oil ratio at bubble point, scf/stb
    'API, API of the oil
    'P, Pressure, psia
    'T, in °F
    'FO4, Tuning factor
    'Pb Bubble point pressure, psia
    
    SGgS = SGg * (1 + 0.00005912 * SGo * 60 * Log(14.7 / 114.7) / Log(10))
    Co = FO4 * (-1433 + 5 * Rsb + 17.2 * t - (1180 * SGgS) + 12.61 * API) / (p * 100000#)
End Function

'   The viscosity of saturated and undersaturated oil [cp]
'   from Beggs and Robinson.
Function viscO(Rs, Rsb, API, p, Pb, t, FO5, FO6, FO7)
    'Rs, solution gas-oil ratio of saturated oil, scf/stb
    'Rsb, solution gas-oil ratio at bubble point, scf/stb
    'API, API of the oil
    'P, Pressure, psia
    'Pb, bubble point pressure, psia
    'T, in °F
    'FO5, Tuning factor
    'FO6, Tuning factor
    'FO7, Tuning factor
     
    y = 3.0324 - 0.02023 * API
    x = 10 ^ y * t ^ (-1.163)
    Visod = 10 ^ x - 1
    
    If p &lt; Pb Then      ' Saturated oil
        a = 10.715 * (Rs + 100) ^ (-0.515)
        B = 5.44 * (Rs + 150) ^ (-0.338)
        viscO = a * FO5 * Visod ^ (FO6 * B)
    Else                ' Undersaturated oil
        a = 10.715 * (Rsb + 100) ^ (-0.515)
        B = 5.44 * (Rsb + 150) ^ (-0.338)
        Visob = a * FO5 * Visod ^ (FO6 * B)      ' Bubble point oil viscosity
        x = FO7 * (2.4 * Visob ^ 1.6 + 3.8 * Visob ^ 0.56) / 100000#
        viscO = Visob + x * (p - Pb)
    End If
End Function

'   Density of saturated and undersaturated oil [kg / m³]
Function rhoO(SGo, SGg, Rs, Rsb, Bo, p, Pb)
    'SGg, Gas specific gravity
    'SGo, oil specific gravity
    'Rs, solution gas-oil ratio of saturated oil, m^3/m^3
    'Rsb, solution gas-oil ratio at bubble point, m^3/m^3
    'Bo, oil formation volume factor, m^3/m^3
    'p pressure, psia
    'Pb bubblepoint pressure, psia
    If (p &lt; Pb) Then
        rhoO = (SGo * 1000# + Rs * 1.223 * SGg) / Bo         ' [kg/m³]
    Else
        rhoO = (SGo * 1000# + Rsb * 1.223 * SGg) / Bo
    End If
End Function


''''''''''''''''''''''''''''''''''''''''''''''''''''''''''''''''
'                   Natural Gas Properties
''''''''''''''''''''''''''''''''''''''''''''''''''''''''''''''''

'   Density of natural gas [lb/ft³]
Function rhoG(SGg, Bg)
    'SGg, Gas specific gravity
    'Bg, gas formation volume fraction, scf / scb
    rhoG = 1.223 / 16.0185 * SGg / Bg
End Function


'   The gas viscosity (Visg cp) from Lee correlation
Function viscG(SGg, Deng, t)
    'SGg, Gas specific gravity
    'Density of the gas,kg/m^3
    'T, in °F
    DLG = Deng / 1000#
    m = 28.97 * SGg
    Tr = t + 460
    
    k = (9.4 + 0.02 * m) * Tr ^ 1.5 / (209 + 19 * m + Tr)
    x = 3.5 + 986 / Tr + 0.01 * m
    y = 2.4 - 0.2 * x
    
    viscG = 0.0001 * k * Exp(x * DLG ^ y)
End Function

''''''''''''''''''''''''''''''''''''''''''''''''''''''''''''''''
'                   Water formation/Brine Properties
''''''''''''''''''''''''''''''''''''''''''''''''''''''''''''''''

'   The water formation volume factor for pure water (without salinity) [rbl/stb].
Function Bw(p, t)
    'P, Pressure, psia
    'T, in °F
    dp = p - 14.7
    DT = t - 60#
    Bw = (1 + 0.000125 * DT + 0.000000988 * DT ^ 2) * (1 - 0.000003 * dp)
End Function

'   The water viscosity (Visw cp) from Beal's correlation.
Function viscW(t)
    'T, in °F
    viscW = Exp(1.003 - 0.01479 * t + 0.00001982 * t ^ 2)
End Function

</script:module>
</file>

<file path=Basic/VBAProject/EstaPastaDeTrabalho.xml><?xml version="1.0" encoding="utf-8"?>
<!DOCTYPE module  PUBLIC '-//OpenOffice.org//DTD OfficeDocument 1.0//EN'  'module.dtd'>
<script:module xmlns:script="http://openoffice.org/2000/script" script:name="EstaPastaDeTrabalho" script:language="StarBasic" script:moduleType="document">Rem Attribute VBA_ModuleType=VBADocumentModule
Option VBASupport 1

</script:module>
</file>

<file path=Basic/VBAProject/ModAquifer.xml><?xml version="1.0" encoding="utf-8"?>
<!DOCTYPE module  PUBLIC '-//OpenOffice.org//DTD OfficeDocument 1.0//EN'  'module.dtd'>
<script:module xmlns:script="http://openoffice.org/2000/script" script:name="ModAquifer" script:language="StarBasic" script:moduleType="normal">Rem Attribute VBA_ModuleType=VBAModule
Option VBASupport 1
Rem Attribute VBA_ModuleType=VBAModule
Rem Option VBASupport 1


'Note: in Visual Basic the syntax of the Natural Log, on base e, is Log()'
'For log on base 10 it is Log10(X)= Log(x) / Log(10). (See help)'

'   Dimensionless time.
Public Function td(k, t, poro, viscW, ct, re)
    'k, rock permeability mD
    't, time days
    'poro, rock porosity
    'viscW, formation water viscosity in cp
    'ct, total compressibility (water+rock) in 1/psia
    're, Drainage radius in ft
        
    td = 0.006336 * k * t / viscW / poro / ct / re / re
End Function


'   Water influx constant [bbl/psi]
Public Function Ucte(poro, ct, h, re, theta)
    'poro, rock porosity
    'ct, total compressibility (water+rock) in 1/psia
    'h, reservoir/aquifer thickness in ft
    're, Drainage radius in ft
    'theta, aquifer angle
        
    Ucte = 1.119 * poro * ct * h * re * re * theta / 360
End Function

'----------------------------------------------------------
' van Everdingen &amp; Hurst  Model
'----------------------------------------------------------

'   Dimensionless cummulative water influx
'   from  Klins et al. polynomials approximations.
Public Function dimensionless_influx(td)
    'tD, dimensionless time
    
    If td &lt;= 0.01 Then
        dimensionless_influx = 2 * Sqr(td / Application.WorksheetFunction.Pi())
    ElseIf td &gt; 0.01 And td &lt;= 200 Then
        dimensionless_influx = (1.2838 * td ^ 0.5 + 1.19328 * td + 0.26987 * td ^ 1.5 + 0.00855294 * td ^ 2) / (1 + 0.616599 * td ^ 0.5 + 0.0413008 * td)
    ElseIf td &gt; 200 Then
        dimensionless_influx = (-4.29881 + 2.02566 * t) / Log(t) + 0.000000001
    End If
End Function


'   cummulative water influx from  Klins et al.

Public Function influx_VEH(t As Double, u As Double, deltaP As Variant, tDs As Variant)
    't, dimensionless time at target time (current data)
    'U, water influx constant [bbl/psi]
    'dp, depletion data
    'values, dimensionless time data
    
    ' some checking for sanity
    n = tDs.Rows.Count
    m = deltaP.Rows.Count
    If n &lt;&gt; m Then
        influx_VEH = "Mismatch sizes"
        Exit Function
    End If
        
    ' ...calculations...
    m = 0
    For i = 1 To n
        If Abs(t - tDs(i)) &lt; 0.000001 Then
            m = i
        End If
    Next

    w = 0#
    For i = 2 To m
        'cummulative water influx
        w = w + deltaP(i) * dimensionless_influx(t - tDs(i - 1))
    Next
    influx_VEH = u * w
End Function


'----------------------------------------------------------
' Carter-Tracy Model
'----------------------------------------------------------

'  dimensionless pressure

Public Function dimensionless_pressure(td)
    't, dimensionless time at target time (current data)

    If td &lt;= 0.01 Then
        pd = 2 * Sqr(td / Application.WorksheetFunction.Pi()) ' pressure
    ElseIf td &gt; 0.01 And td &lt; 500 Then
        pd = (370.529 * td ^ 0.5 + 137.582 * td + 5.69549 * td ^ 1.5) / (328.834 + 265.488 * td ^ 0.5 + 45.2157 * td + td ^ 1.5)
    Else
        pd = (0.5 * np.Log(td) + 0.40454) * (1 + 0.5 / td + 0.25 / td)
    End If
    
    dimensionless_pressure = pd
End Function


'  dimensionless pressure first derivative

Public Function dimensionless_pressure_derivative(td)
    't, dimensionless time at target time (current data)

    If td &lt; 0.000000000001 Then
        dpd = 0#
    ElseIf td &gt; 0.000000000001 And td &lt;= 0.01 Then
        dpd = 1 / Sqr(td * Application.WorksheetFunction.Pi()) ' prime pressure
    ElseIf td &gt; 0.01 And td &lt; 500 Then
        dpd = (716.441 + 46.7984 * td ^ 0.5 + 270.038 * td + 71.0098 * td ^ 1.5) / (1269.86 * td ^ 0.5 + 1204.73 * td + 618.618 * td ^ 1.5 + 538.072 * td ^ 2 + 142.41 * td ^ 2.5)
    Else
        dpd = (0.5 * np.Log(td) + 0.40454) * (0.5 / td + 0.25 / (td ^ 2))
    End If
    
    dimensionless_pressure_derivative = dpd
End Function

'   cummulative water influx - Carter-Tracy Model

Public Function influx_CT(t, t_previous, u, dp, previous_influx, deriv_pd, pd)
    't, dimensionless time at target time (current time ~ i)
    't_previous, dimensionless time at previous time (i-1)
    'U, water influx constant [bbl/psi]
    'dp, depletion data
    'previous_influx, cummulative water influx at at previous time [bbl]
    'deriv_pd, dimensionless pressure first derivative at target time (current time ~ i)
    'pd, dimensionless pressure at target time (current time ~ i)
    influx_CT = previous_influx + (u * dp - previous_influx * deriv_pd) / (pd - t_previous * deriv_pd) * (t - t_previous)
End Function

</script:module>
</file>

<file path=Basic/VBAProject/Planilha1.xml><?xml version="1.0" encoding="utf-8"?>
<!DOCTYPE module  PUBLIC '-//OpenOffice.org//DTD OfficeDocument 1.0//EN'  'module.dtd'>
<script:module xmlns:script="http://openoffice.org/2000/script" script:name="Planilha1" script:language="StarBasic" script:moduleType="document">Rem Attribute VBA_ModuleType=VBADocumentModule
Option VBASupport 1

</script:module>
</file>

<file path=Basic/VBAProject/Planilha2.xml><?xml version="1.0" encoding="utf-8"?>
<!DOCTYPE module  PUBLIC '-//OpenOffice.org//DTD OfficeDocument 1.0//EN'  'module.dtd'>
<script:module xmlns:script="http://openoffice.org/2000/script" script:name="Planilha2" script:language="StarBasic" script:moduleType="document">Rem Attribute VBA_ModuleType=VBADocumentModule
Option VBASupport 1

</script:module>
</file>

<file path=Basic/VBAProject/Planilha3.xml><?xml version="1.0" encoding="utf-8"?>
<!DOCTYPE module  PUBLIC '-//OpenOffice.org//DTD OfficeDocument 1.0//EN'  'module.dtd'>
<script:module xmlns:script="http://openoffice.org/2000/script" script:name="Planilha3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CorrPVT"/>
  <library:element library:name="EstaPastaDeTrabalho"/>
  <library:element library:name="ModAquifer"/>
  <library:element library:name="Planilha1"/>
  <library:element library:name="Planilha2"/>
  <library:element library:name="Planilha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49">
      <number:number number:decimal-places="4" number:min-decimal-places="4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49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 style:data-style-name="N149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466cm" svg:height="7.48cm" xlink:href=".." xlink:type="simple" chart:class="chart:scatter" chart:style-name="ch1">
        <chart:title svg:x="4.659cm" svg:y="0.284cm" chart:style-name="ch2">
          <text:p>Rs [scf/stb]</text:p>
        </chart:title>
        <chart:plot-area chart:style-name="ch3" table:cell-range-address="Calcs.C12:Calcs.D61 Calcs.D11:Calcs.D11" chart:data-source-has-labels="row" svg:x="0.229cm" svg:y="1.302cm" svg:width="11.008cm" svg:height="6.029cm">
          <chart:coordinate-region svg:x="1.41cm" svg:y="1.483cm" svg:width="9.539cm" svg:height="5.38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Calcs.D12:Calcs.D61" chart:label-cell-address="Calcs.D11:Calcs.D11" chart:class="chart:scatter">
            <chart:domain table:cell-range-address="Calcs.C12:Calcs.C61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s [scf/stb]</text:p>
                <draw:g>
                  <svg:desc>Calcs.D11:Calcs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60.5">
                <text:p>3460.5</text:p>
                <draw:g>
                  <svg:desc>Calcs.C12:Calcs.C61</svg:desc>
                </draw:g>
              </table:table-cell>
              <table:table-cell office:value-type="float" office:value="512.691024024176">
                <text:p>512.691024024176</text:p>
                <draw:g>
                  <svg:desc>Calcs.D12:Calcs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19.52380952381">
                <text:p>3319.52380952381</text:p>
              </table:table-cell>
              <table:table-cell office:value-type="float" office:value="512.691024024176">
                <text:p>512.691024024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78.54761904762">
                <text:p>3178.54761904762</text:p>
              </table:table-cell>
              <table:table-cell office:value-type="float" office:value="512.691024024176">
                <text:p>512.691024024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7.57142857143">
                <text:p>3037.57142857143</text:p>
              </table:table-cell>
              <table:table-cell office:value-type="float" office:value="512.691024024176">
                <text:p>512.691024024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96.59523809524">
                <text:p>2896.59523809524</text:p>
              </table:table-cell>
              <table:table-cell office:value-type="float" office:value="512.691024024176">
                <text:p>512.691024024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5.61904761905">
                <text:p>2755.61904761905</text:p>
              </table:table-cell>
              <table:table-cell office:value-type="float" office:value="512.691024024176">
                <text:p>512.691024024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14.64285714286">
                <text:p>2614.64285714286</text:p>
              </table:table-cell>
              <table:table-cell office:value-type="float" office:value="512.691024024176">
                <text:p>512.691024024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73.66666666667">
                <text:p>2473.66666666667</text:p>
              </table:table-cell>
              <table:table-cell office:value-type="float" office:value="512.691024024176">
                <text:p>512.691024024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32.69047619048">
                <text:p>2332.69047619048</text:p>
              </table:table-cell>
              <table:table-cell office:value-type="float" office:value="480.777977004179">
                <text:p>480.7779770041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91.71428571429">
                <text:p>2191.71428571429</text:p>
              </table:table-cell>
              <table:table-cell office:value-type="float" office:value="445.991189285986">
                <text:p>445.9911892859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50.7380952381">
                <text:p>2050.7380952381</text:p>
              </table:table-cell>
              <table:table-cell office:value-type="float" office:value="411.659973215713">
                <text:p>411.659973215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9.76190476191">
                <text:p>1909.76190476191</text:p>
              </table:table-cell>
              <table:table-cell office:value-type="float" office:value="377.809095213043">
                <text:p>377.809095213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68.78571428572">
                <text:p>1768.78571428572</text:p>
              </table:table-cell>
              <table:table-cell office:value-type="float" office:value="344.466587554301">
                <text:p>344.4665875543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27.80952380953">
                <text:p>1627.80952380953</text:p>
              </table:table-cell>
              <table:table-cell office:value-type="float" office:value="311.664472922517">
                <text:p>311.664472922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6.83333333333">
                <text:p>1486.83333333333</text:p>
              </table:table-cell>
              <table:table-cell office:value-type="float" office:value="279.439726351756">
                <text:p>279.4397263517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5.85714285714">
                <text:p>1345.85714285714</text:p>
              </table:table-cell>
              <table:table-cell office:value-type="float" office:value="247.835582303008">
                <text:p>247.835582303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4.88095238095">
                <text:p>1204.88095238095</text:p>
              </table:table-cell>
              <table:table-cell office:value-type="float" office:value="216.903360007958">
                <text:p>216.903360007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3.90476190476">
                <text:p>1063.90476190476</text:p>
              </table:table-cell>
              <table:table-cell office:value-type="float" office:value="186.705097740636">
                <text:p>186.7050977406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2.928571428573">
                <text:p>922.928571428573</text:p>
              </table:table-cell>
              <table:table-cell office:value-type="float" office:value="157.317510489396">
                <text:p>157.317510489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1.952380952383">
                <text:p>781.952380952383</text:p>
              </table:table-cell>
              <table:table-cell office:value-type="float" office:value="128.838243347597">
                <text:p>128.8382433475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0.976190476192">
                <text:p>640.976190476192</text:p>
              </table:table-cell>
              <table:table-cell office:value-type="float" office:value="101.396418585687">
                <text:p>101.396418585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interval-major="5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1.64cm" svg:height="7.495cm" xlink:href=".." xlink:type="simple" chart:class="chart:scatter" chart:style-name="ch1">
        <chart:legend chart:legend-position="top" svg:x="2.158cm" svg:y="0.185cm" style:legend-expansion="wide" chart:style-name="ch2"/>
        <chart:plot-area chart:style-name="ch3" table:cell-range-address="aquifer.G3:aquifer.G9 aquifer.H1:aquifer.H1 aquifer.K3:aquifer.K9 aquifer.M1:aquifer.M1 aquifer.P3:aquifer.P9" chart:data-source-has-labels="row" svg:x="0.232cm" svg:y="0.895cm" svg:width="11.176cm" svg:height="6.451cm">
          <chart:coordinate-region svg:x="1.329cm" svg:y="1.076cm" svg:width="9.613cm" svg:height="5.8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aquifer.K3:aquifer.K9" chart:label-cell-address="aquifer.H1:aquifer.H1" chart:class="chart:scatter">
            <chart:domain table:cell-range-address="aquifer.G3:aquifer.G9"/>
            <chart:data-point chart:repeated="7"/>
          </chart:series>
          <chart:series chart:style-name="ch8" chart:values-cell-range-address="aquifer.P3:aquifer.P9" chart:label-cell-address="aquifer.M1:aquifer.M1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VEH ~ van Everdingen &amp; Hurst </text:p>
                <draw:g>
                  <svg:desc>aquifer.H1:aquifer.H1</svg:desc>
                </draw:g>
              </table:table-cell>
              <table:table-cell office:value-type="string">
                <text:p>Carter-Tracy</text:p>
                <draw:g>
                  <svg:desc>aquifer.M1:aquifer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93">
                <text:p>3793</text:p>
                <draw:g>
                  <svg:desc>aquifer.G3:aquifer.G9</svg:desc>
                </draw:g>
              </table:table-cell>
              <table:table-cell office:value-type="float" office:value="0">
                <text:p>0</text:p>
                <draw:g>
                  <svg:desc>aquifer.K3:aquifer.K9</svg:desc>
                </draw:g>
              </table:table-cell>
              <table:table-cell office:value-type="float" office:value="0">
                <text:p>0</text:p>
                <draw:g>
                  <svg:desc>aquifer.P3:aquifer.P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8">
                <text:p>3788</text:p>
              </table:table-cell>
              <table:table-cell office:value-type="float" office:value="11514.1681453982">
                <text:p>11514.1681453982</text:p>
              </table:table-cell>
              <table:table-cell office:value-type="float" office:value="18699.0608266404">
                <text:p>18699.0608266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74">
                <text:p>3774</text:p>
              </table:table-cell>
              <table:table-cell office:value-type="float" office:value="63015.7509521058">
                <text:p>63015.7509521058</text:p>
              </table:table-cell>
              <table:table-cell office:value-type="float" office:value="84365.570517055">
                <text:p>84365.570517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48">
                <text:p>3748</text:p>
              </table:table-cell>
              <table:table-cell office:value-type="float" office:value="191017.375764117">
                <text:p>191017.375764117</text:p>
              </table:table-cell>
              <table:table-cell office:value-type="float" office:value="229404.198611631">
                <text:p>229404.198611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09">
                <text:p>3709</text:p>
              </table:table-cell>
              <table:table-cell office:value-type="float" office:value="437024.963053374">
                <text:p>437024.963053374</text:p>
              </table:table-cell>
              <table:table-cell office:value-type="float" office:value="489449.522447618">
                <text:p>489449.5224476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80">
                <text:p>3680</text:p>
              </table:table-cell>
              <table:table-cell office:value-type="float" office:value="781606.591689112">
                <text:p>781606.591689112</text:p>
              </table:table-cell>
              <table:table-cell office:value-type="float" office:value="819969.45074063">
                <text:p>819969.45074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43">
                <text:p>3643</text:p>
              </table:table-cell>
              <table:table-cell office:value-type="float" office:value="1212696.22763207">
                <text:p>1212696.22763207</text:p>
              </table:table-cell>
              <table:table-cell office:value-type="float" office:value="1243521.48502821">
                <text:p>1243521.485028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